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vnd.sun.star.oleobject" manifest:full-path="Object 3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2.85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font-name="Times New Roman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fo:border-bottom="0.035cm solid #000000" style:diagonal-bl-tr="none" style:diagonal-tl-br="none" fo:border-left="0.035cm solid #000000" fo:border-right="none" fo:border-top="0.035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5" style:family="table-cell" style:parent-style-name="Default">
      <style:table-cell-properties style:diagonal-bl-tr="none" style:diagonal-tl-br="none" fo:border="0.035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Times New Roman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7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fo:border-bottom="0.002cm solid #000000" style:diagonal-bl-tr="none" style:diagonal-tl-br="none" fo:border-left="0.088cm solid #000000" fo:border-right="0.035cm solid #000000" fo:border-top="0.088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fo:border-bottom="0.002cm solid #000000" style:diagonal-bl-tr="none" style:diagonal-tl-br="none" fo:border-left="0.088cm solid #000000" fo:border-right="0.035cm solid #000000" fo:border-top="0.002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fo:border-bottom="0.088cm solid #000000" style:diagonal-bl-tr="none" style:diagonal-tl-br="none" fo:border-left="0.088cm solid #000000" fo:border-right="0.035cm solid #000000" fo:border-top="0.002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fo:border-bottom="0.035cm solid #000000" style:diagonal-bl-tr="none" style:diagonal-tl-br="none" fo:border-left="0.035cm solid #000000" fo:border-right="0.035cm solid #000000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fo:border-bottom="0.035cm solid #000000" style:diagonal-bl-tr="none" style:diagonal-tl-br="none" fo:border-left="none" fo:border-right="0.035cm solid #000000" fo:border-top="0.035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fo:border-bottom="0.035cm solid #000000" style:diagonal-bl-tr="none" style:diagonal-tl-br="none" fo:border-left="none" fo:border-right="none" fo:border-top="0.035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fo:border-bottom="0.035cm solid #000000" style:diagonal-bl-tr="none" style:diagonal-tl-br="none" fo:border-left="none" fo:border-right="0.035cm solid #000000" fo:border-top="0.035cm solid #000000"/>
    </style:style>
    <style:style style:name="ce16" style:family="table-cell" style:parent-style-name="Excel_5f_BuiltIn_5f_Comma" style:data-style-name="N11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fo:border-bottom="0.002cm solid #000000" style:diagonal-bl-tr="none" style:diagonal-tl-br="none" fo:border-left="0.035cm solid #000000" fo:border-right="0.088cm solid #000000" fo:border-top="0.088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 style:data-style-name="N1">
      <style:table-cell-properties fo:border-bottom="0.002cm solid #000000" style:diagonal-bl-tr="none" style:diagonal-tl-br="none" fo:border-left="0.035cm solid #000000" fo:border-right="0.088cm solid #000000" fo:border-top="0.002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 style:data-style-name="N1">
      <style:table-cell-properties fo:border-bottom="0.088cm solid #000000" style:diagonal-bl-tr="none" style:diagonal-tl-br="none" fo:border-left="0.035cm solid #000000" fo:border-right="0.088cm solid #000000" fo:border-top="0.002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 style:data-style-name="N1">
      <style:table-cell-properties fo:border-bottom="0.035cm solid #000000" style:diagonal-bl-tr="none" style:diagonal-tl-br="none" fo:border-left="none" fo:border-right="0.035cm solid #000000" fo:border-top="0.035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Excel_5f_BuiltIn_5f_Comma" style:data-style-name="N126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Default">
      <style:table-cell-properties fo:border-bottom="0.035cm solid #000000" style:diagonal-bl-tr="none" style:diagonal-tl-br="none" fo:border-left="none" fo:border-right="0.035cm solid #000000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 style:data-style-name="N122">
      <style:table-cell-properties style:diagonal-bl-tr="none" style:diagonal-tl-br="none" fo:border="0.035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Excel_5f_BuiltIn_5f_Comma" style:data-style-name="N11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gr1" style:family="graphic">
      <style:graphic-properties draw:ole-draw-aspect="1"/>
    </style:style>
    <style:style style:name="gr2" style:family="graphic">
      <style:graphic-properties draw:visible-area-left="0cm" draw:visible-area-top="0cm" draw:visible-area-width="10.867cm" draw:visible-area-height="7.163cm"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CI2-9401" table:style-name="ta1" table:print="false">
        <table:table-column table:style-name="co1" table:default-cell-style-name="ce2"/>
        <table:table-column table:style-name="co2" table:default-cell-style-name="ce2"/>
        <table:table-column table:style-name="co1" table:number-columns-repeated="255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string">
            <text:p>Exercice 3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Durée de vie moyenne en heures</text:p>
          </table:table-cell>
          <table:table-cell table:style-name="ce12"/>
          <table:table-cell table:style-name="ce5" office:value-type="float" office:value="500">
            <text:p>500</text:p>
          </table:table-cell>
          <table:table-cell table:style-name="ce3" office:value-type="string">
            <text:p>Ecart-Type en heures</text:p>
          </table:table-cell>
          <table:table-cell table:style-name="ce12"/>
          <table:table-cell table:style-name="ce5" office:value-type="float" office:value="200">
            <text:p>200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Paramètres de la loi de WEIBULL</text:p>
          </table:table-cell>
          <table:table-cell table:style-name="ce13"/>
          <table:table-cell table:style-name="ce12"/>
          <table:table-cell table:style-name="ce5" office:value-type="string">
            <text:p>Beta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x</text:p>
          </table:table-cell>
          <table:table-cell table:style-name="ce12" office:value-type="float" office:value="0.8862">
            <text:p>0,89</text:p>
          </table:table-cell>
          <table:table-cell table:style-name="ce12" office:value-type="string">
            <text:p>MTBF</text:p>
          </table:table-cell>
          <table:table-cell table:style-name="ce12" table:formula="of:=[.G4]*[.E5]" office:value-type="float" office:value="443.1">
            <text:p>443,1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11" office:value-type="string">
            <text:p>Eta</text:p>
          </table:table-cell>
          <table:table-cell table:style-name="ce26" office:value-type="float" office:value="500">
            <text:p>500</text:p>
          </table:table-cell>
          <table:table-cell table:style-name="ce26" office:value-type="string">
            <text:p>y</text:p>
          </table:table-cell>
          <table:table-cell table:style-name="ce26" office:value-type="float" office:value="0.463">
            <text:p>0,46</text:p>
          </table:table-cell>
          <table:table-cell table:style-name="ce26" office:value-type="string">
            <text:p>ECART-TYPE</text:p>
          </table:table-cell>
          <table:table-cell table:style-name="ce26" table:formula="of:=[.E5]*[.G5]" office:value-type="float" office:value="231.5">
            <text:p>231,5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11" office:value-type="string">
            <text:p>Gama</text:p>
          </table:table-cell>
          <table:table-cell table:style-name="ce26" office:value-type="float" office:value="0">
            <text:p>0</text:p>
          </table:table-cell>
          <table:table-cell table:style-name="ce26" table:number-columns-repeated="4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4" office:value-type="string" table:number-columns-spanned="3" table:number-rows-spanned="1">
            <text:p>Fiabilité</text:p>
          </table:table-cell>
          <table:covered-table-cell table:style-name="ce24"/>
          <table:covered-table-cell table:style-name="ce22"/>
          <table:table-cell table:style-name="ce14" office:value-type="string" table:number-columns-spanned="3" table:number-rows-spanned="1">
            <text:p>Taux de défaillance</text:p>
          </table:table-cell>
          <table:covered-table-cell table:style-name="ce24"/>
          <table:covered-table-cell table:style-name="ce22"/>
          <table:table-cell table:number-columns-repeated="1016"/>
        </table:table-row>
        <table:table-row table:style-name="ro2">
          <table:table-cell/>
          <table:table-cell table:style-name="ce14" office:value-type="string">
            <text:p>t</text:p>
          </table:table-cell>
          <table:table-cell table:style-name="ce22" office:value-type="string">
            <text:p>Exp</text:p>
          </table:table-cell>
          <table:table-cell table:style-name="ce22" office:value-type="string">
            <text:p>Norm</text:p>
          </table:table-cell>
          <table:table-cell table:style-name="ce22" office:value-type="string">
            <text:p>Weib</text:p>
          </table:table-cell>
          <table:table-cell table:style-name="ce22" office:value-type="string">
            <text:p>Exp</text:p>
          </table:table-cell>
          <table:table-cell table:style-name="ce22" office:value-type="string">
            <text:p>Norm</text:p>
          </table:table-cell>
          <table:table-cell table:style-name="ce22" office:value-type="string">
            <text:p>Weib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float" office:value="0">
            <text:p>0</text:p>
          </table:table-cell>
          <table:table-cell table:style-name="ce23" table:formula="of:=#NAME!Expo(1/[.$C$3];[.B10])" office:value-type="float" office:value="0">
            <text:p>#NOM ?</text:p>
          </table:table-cell>
          <table:table-cell table:style-name="ce23" table:formula="of:=1-#NAME!fnor(([.B10]-[.$C$3])/[.$F$3])" office:value-type="float" office:value="0">
            <text:p>#NOM ?</text:p>
          </table:table-cell>
          <table:table-cell table:style-name="ce23" table:formula="of:=#NAME!Weib([.$E$4];[.$E$5];0;[.B10])" office:value-type="float" office:value="0">
            <text:p>#NOM ?</text:p>
          </table:table-cell>
          <table:table-cell table:style-name="ce27" table:formula="of:=1/[.$C$3]" office:value-type="float" office:value="0.002">
            <text:p>0,0020</text:p>
          </table:table-cell>
          <table:table-cell table:style-name="ce27" table:formula="of:=((1/[.$F$3]/SQRT(6.28))*EXP(-(([.B10]-[.$C$3])^2)/2/([.$F$3])^2))/[.D10]" office:value-type="float" office:value="0">
            <text:p>#NOM ?</text:p>
          </table:table-cell>
          <table:table-cell table:style-name="ce27" table:formula="of:=([.$E$4]/[.$E$5])*([.B10]/[.$E$5])^[.$E$4]" office:value-type="float" office:value="0">
            <text:p>0,0000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float" office:value="100">
            <text:p>100</text:p>
          </table:table-cell>
          <table:table-cell table:style-name="ce23" table:formula="of:=#NAME!Expo(1/[.$C$3];[.B11])" office:value-type="float" office:value="0">
            <text:p>#NOM ?</text:p>
          </table:table-cell>
          <table:table-cell table:style-name="ce23" table:formula="of:=1-#NAME!fnor(([.B11]-[.$C$3])/[.$F$3])" office:value-type="float" office:value="0">
            <text:p>#NOM ?</text:p>
          </table:table-cell>
          <table:table-cell table:style-name="ce23" table:formula="of:=#NAME!Weib([.$E$4];[.$E$5];0;[.B11])" office:value-type="float" office:value="0">
            <text:p>#NOM ?</text:p>
          </table:table-cell>
          <table:table-cell table:style-name="ce27" table:formula="of:=1/[.$C$3]" office:value-type="float" office:value="0.002">
            <text:p>0,0020</text:p>
          </table:table-cell>
          <table:table-cell table:style-name="ce27" table:formula="of:=((1/[.$F$3]/SQRT(6.28))*EXP(-(([.B11]-[.$C$3])^2)/2/([.$F$3])^2))/[.D11]" office:value-type="float" office:value="0">
            <text:p>#NOM ?</text:p>
          </table:table-cell>
          <table:table-cell table:style-name="ce27" table:formula="of:=([.$E$4]/[.$E$5])*([.B11]/[.$E$5])^[.$E$4]" office:value-type="float" office:value="0.000268328157299975">
            <text:p>0,0003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float" office:value="200">
            <text:p>200</text:p>
          </table:table-cell>
          <table:table-cell table:style-name="ce23" table:formula="of:=#NAME!Expo(1/[.$C$3];[.B12])" office:value-type="float" office:value="0">
            <text:p>#NOM ?</text:p>
          </table:table-cell>
          <table:table-cell table:style-name="ce23" table:formula="of:=1-#NAME!fnor(([.B12]-[.$C$3])/[.$F$3])" office:value-type="float" office:value="0">
            <text:p>#NOM ?</text:p>
          </table:table-cell>
          <table:table-cell table:style-name="ce23" table:formula="of:=#NAME!Weib([.$E$4];[.$E$5];0;[.B12])" office:value-type="float" office:value="0">
            <text:p>#NOM ?</text:p>
          </table:table-cell>
          <table:table-cell table:style-name="ce27" table:formula="of:=1/[.$C$3]" office:value-type="float" office:value="0.002">
            <text:p>0,0020</text:p>
          </table:table-cell>
          <table:table-cell table:style-name="ce27" table:formula="of:=((1/[.$F$3]/SQRT(6.28))*EXP(-(([.B12]-[.$C$3])^2)/2/([.$F$3])^2))/[.D12]" office:value-type="float" office:value="0">
            <text:p>#NOM ?</text:p>
          </table:table-cell>
          <table:table-cell table:style-name="ce27" table:formula="of:=([.$E$4]/[.$E$5])*([.B12]/[.$E$5])" office:value-type="float" office:value="0.0012">
            <text:p>0,0012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float" office:value="300">
            <text:p>300</text:p>
          </table:table-cell>
          <table:table-cell table:style-name="ce23" table:formula="of:=#NAME!Expo(1/[.$C$3];[.B13])" office:value-type="float" office:value="0">
            <text:p>#NOM ?</text:p>
          </table:table-cell>
          <table:table-cell table:style-name="ce23" table:formula="of:=1-#NAME!fnor(([.B13]-[.$C$3])/[.$F$3])" office:value-type="float" office:value="0">
            <text:p>#NOM ?</text:p>
          </table:table-cell>
          <table:table-cell table:style-name="ce23" table:formula="of:=#NAME!Weib([.$E$4];[.$E$5];0;[.B13])" office:value-type="float" office:value="0">
            <text:p>#NOM ?</text:p>
          </table:table-cell>
          <table:table-cell table:style-name="ce27" table:formula="of:=1/[.$C$3]" office:value-type="float" office:value="0.002">
            <text:p>0,0020</text:p>
          </table:table-cell>
          <table:table-cell table:style-name="ce27" table:formula="of:=((1/[.$F$3]/SQRT(6.28))*EXP(-(([.B13]-[.$C$3])^2)/2/([.$F$3])^2))/[.D13]" office:value-type="float" office:value="0">
            <text:p>#NOM ?</text:p>
          </table:table-cell>
          <table:table-cell table:style-name="ce27" table:formula="of:=([.$E$4]/[.$E$5])*([.B13]/[.$E$5])" office:value-type="float" office:value="0.0018">
            <text:p>0,0018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float" office:value="400">
            <text:p>400</text:p>
          </table:table-cell>
          <table:table-cell table:style-name="ce23" table:formula="of:=#NAME!Expo(1/[.$C$3];[.B14])" office:value-type="float" office:value="0">
            <text:p>#NOM ?</text:p>
          </table:table-cell>
          <table:table-cell table:style-name="ce23" table:formula="of:=1-#NAME!fnor(([.B14]-[.$C$3])/[.$F$3])" office:value-type="float" office:value="0">
            <text:p>#NOM ?</text:p>
          </table:table-cell>
          <table:table-cell table:style-name="ce23" table:formula="of:=#NAME!Weib([.$E$4];[.$E$5];0;[.B14])" office:value-type="float" office:value="0">
            <text:p>#NOM ?</text:p>
          </table:table-cell>
          <table:table-cell table:style-name="ce27" table:formula="of:=1/[.$C$3]" office:value-type="float" office:value="0.002">
            <text:p>0,0020</text:p>
          </table:table-cell>
          <table:table-cell table:style-name="ce27" table:formula="of:=((1/[.$F$3]/SQRT(6.28))*EXP(-(([.B14]-[.$C$3])^2)/2/([.$F$3])^2))/[.D14]" office:value-type="float" office:value="0">
            <text:p>#NOM ?</text:p>
          </table:table-cell>
          <table:table-cell table:style-name="ce27" table:formula="of:=([.$E$4]/[.$E$5])*([.B14]/[.$E$5])" office:value-type="float" office:value="0.0024">
            <text:p>0,0024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float" office:value="500">
            <text:p>500</text:p>
          </table:table-cell>
          <table:table-cell table:style-name="ce23" table:formula="of:=#NAME!Expo(1/[.$C$3];[.B15])" office:value-type="float" office:value="0">
            <text:p>#NOM ?</text:p>
          </table:table-cell>
          <table:table-cell table:style-name="ce23" table:formula="of:=1-#NAME!fnor(([.B15]-[.$C$3])/[.$F$3])" office:value-type="float" office:value="0">
            <text:p>#NOM ?</text:p>
          </table:table-cell>
          <table:table-cell table:style-name="ce23" table:formula="of:=#NAME!Weib([.$E$4];[.$E$5];0;[.B15])" office:value-type="float" office:value="0">
            <text:p>#NOM ?</text:p>
          </table:table-cell>
          <table:table-cell table:style-name="ce27" table:formula="of:=1/[.$C$3]" office:value-type="float" office:value="0.002">
            <text:p>0,0020</text:p>
          </table:table-cell>
          <table:table-cell table:style-name="ce27" table:formula="of:=((1/[.$F$3]/SQRT(6.28))*EXP(-(([.B15]-[.$C$3])^2)/2/([.$F$3])^2))/[.D15]" office:value-type="float" office:value="0">
            <text:p>#NOM ?</text:p>
          </table:table-cell>
          <table:table-cell table:style-name="ce27" table:formula="of:=([.$E$4]/[.$E$5])*([.B15]/[.$E$5])" office:value-type="float" office:value="0.003">
            <text:p>0,0030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float" office:value="600">
            <text:p>600</text:p>
          </table:table-cell>
          <table:table-cell table:style-name="ce23" table:formula="of:=#NAME!Expo(1/[.$C$3];[.B16])" office:value-type="float" office:value="0">
            <text:p>#NOM ?</text:p>
          </table:table-cell>
          <table:table-cell table:style-name="ce23" table:formula="of:=1-#NAME!fnor(([.B16]-[.$C$3])/[.$F$3])" office:value-type="float" office:value="0">
            <text:p>#NOM ?</text:p>
          </table:table-cell>
          <table:table-cell table:style-name="ce23" table:formula="of:=#NAME!Weib([.$E$4];[.$E$5];0;[.B16])" office:value-type="float" office:value="0">
            <text:p>#NOM ?</text:p>
          </table:table-cell>
          <table:table-cell table:style-name="ce27" table:formula="of:=1/[.$C$3]" office:value-type="float" office:value="0.002">
            <text:p>0,0020</text:p>
          </table:table-cell>
          <table:table-cell table:style-name="ce27" table:formula="of:=((1/[.$F$3]/SQRT(6.28))*EXP(-(([.B16]-[.$C$3])^2)/2/([.$F$3])^2))/[.D16]" office:value-type="float" office:value="0">
            <text:p>#NOM ?</text:p>
          </table:table-cell>
          <table:table-cell table:style-name="ce27" table:formula="of:=([.$E$4]/[.$E$5])*([.B16]/[.$E$5])" office:value-type="float" office:value="0.0036">
            <text:p>0,0036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float" office:value="700">
            <text:p>700</text:p>
          </table:table-cell>
          <table:table-cell table:style-name="ce23" table:formula="of:=#NAME!Expo(1/[.$C$3];[.B17])" office:value-type="float" office:value="0">
            <text:p>#NOM ?</text:p>
          </table:table-cell>
          <table:table-cell table:style-name="ce23" table:formula="of:=1-#NAME!fnor(([.B17]-[.$C$3])/[.$F$3])" office:value-type="float" office:value="0">
            <text:p>#NOM ?</text:p>
          </table:table-cell>
          <table:table-cell table:style-name="ce23" table:formula="of:=#NAME!Weib([.$E$4];[.$E$5];0;[.B17])" office:value-type="float" office:value="0">
            <text:p>#NOM ?</text:p>
          </table:table-cell>
          <table:table-cell table:style-name="ce27" table:formula="of:=1/[.$C$3]" office:value-type="float" office:value="0.002">
            <text:p>0,0020</text:p>
          </table:table-cell>
          <table:table-cell table:style-name="ce27" table:formula="of:=((1/[.$F$3]/SQRT(6.28))*EXP(-(([.B17]-[.$C$3])^2)/2/([.$F$3])^2))/[.D17]" office:value-type="float" office:value="0">
            <text:p>#NOM ?</text:p>
          </table:table-cell>
          <table:table-cell table:style-name="ce27" table:formula="of:=([.$E$4]/[.$E$5])*([.B17]/[.$E$5])" office:value-type="float" office:value="0.0042">
            <text:p>0,0042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float" office:value="800">
            <text:p>800</text:p>
          </table:table-cell>
          <table:table-cell table:style-name="ce23" table:formula="of:=#NAME!Expo(1/[.$C$3];[.B18])" office:value-type="float" office:value="0">
            <text:p>#NOM ?</text:p>
          </table:table-cell>
          <table:table-cell table:style-name="ce23" table:formula="of:=1-#NAME!fnor(([.B18]-[.$C$3])/[.$F$3])" office:value-type="float" office:value="0">
            <text:p>#NOM ?</text:p>
          </table:table-cell>
          <table:table-cell table:style-name="ce23" table:formula="of:=#NAME!Weib([.$E$4];[.$E$5];0;[.B18])" office:value-type="float" office:value="0">
            <text:p>#NOM ?</text:p>
          </table:table-cell>
          <table:table-cell table:style-name="ce27" table:formula="of:=1/[.$C$3]" office:value-type="float" office:value="0.002">
            <text:p>0,0020</text:p>
          </table:table-cell>
          <table:table-cell table:style-name="ce27" table:formula="of:=((1/[.$F$3]/SQRT(6.28))*EXP(-(([.B18]-[.$C$3])^2)/2/([.$F$3])^2))/[.D18]" office:value-type="float" office:value="0">
            <text:p>#NOM ?</text:p>
          </table:table-cell>
          <table:table-cell table:style-name="ce27" table:formula="of:=([.$E$4]/[.$E$5])*([.B18]/[.$E$5])" office:value-type="float" office:value="0.0048">
            <text:p>0,0048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float" office:value="900">
            <text:p>900</text:p>
          </table:table-cell>
          <table:table-cell table:style-name="ce23" table:formula="of:=#NAME!Expo(1/[.$C$3];[.B19])" office:value-type="float" office:value="0">
            <text:p>#NOM ?</text:p>
          </table:table-cell>
          <table:table-cell table:style-name="ce23" table:formula="of:=1-#NAME!fnor(([.B19]-[.$C$3])/[.$F$3])" office:value-type="float" office:value="0">
            <text:p>#NOM ?</text:p>
          </table:table-cell>
          <table:table-cell table:style-name="ce23" table:formula="of:=#NAME!Weib([.$E$4];[.$E$5];0;[.B19])" office:value-type="float" office:value="0">
            <text:p>#NOM ?</text:p>
          </table:table-cell>
          <table:table-cell table:style-name="ce27" table:formula="of:=1/[.$C$3]" office:value-type="float" office:value="0.002">
            <text:p>0,0020</text:p>
          </table:table-cell>
          <table:table-cell table:style-name="ce27" table:formula="of:=((1/[.$F$3]/SQRT(6.28))*EXP(-(([.B19]-[.$C$3])^2)/2/([.$F$3])^2))/[.D19]" office:value-type="float" office:value="0">
            <text:p>#NOM ?</text:p>
          </table:table-cell>
          <table:table-cell table:style-name="ce27" table:formula="of:=([.$E$4]/[.$E$5])*([.B19]/[.$E$5])" office:value-type="float" office:value="0.0054">
            <text:p>0,0054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float" office:value="1000">
            <text:p>1000</text:p>
          </table:table-cell>
          <table:table-cell table:style-name="ce23" table:formula="of:=#NAME!Expo(1/[.$C$3];[.B20])" office:value-type="float" office:value="0">
            <text:p>#NOM ?</text:p>
          </table:table-cell>
          <table:table-cell table:style-name="ce23" table:formula="of:=1-#NAME!fnor(([.B20]-[.$C$3])/[.$F$3])" office:value-type="float" office:value="0">
            <text:p>#NOM ?</text:p>
          </table:table-cell>
          <table:table-cell table:style-name="ce23" table:formula="of:=#NAME!Weib([.$E$4];[.$E$5];0;[.B20])" office:value-type="float" office:value="0">
            <text:p>#NOM ?</text:p>
          </table:table-cell>
          <table:table-cell table:style-name="ce27" table:formula="of:=1/[.$C$3]" office:value-type="float" office:value="0.002">
            <text:p>0,0020</text:p>
          </table:table-cell>
          <table:table-cell table:style-name="ce27" table:formula="of:=((1/[.$F$3]/SQRT(6.28))*EXP(-(([.B20]-[.$C$3])^2)/2/([.$F$3])^2))/[.D20]" office:value-type="float" office:value="0">
            <text:p>#NOM ?</text:p>
          </table:table-cell>
          <table:table-cell table:style-name="ce27" table:formula="of:=([.$E$4]/[.$E$5])*([.B20]/[.$E$5])" office:value-type="float" office:value="0.006">
            <text:p>0,0060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float" office:value="1100">
            <text:p>1100</text:p>
          </table:table-cell>
          <table:table-cell table:style-name="ce23" table:formula="of:=#NAME!Expo(1/[.$C$3];[.B21])" office:value-type="float" office:value="0">
            <text:p>#NOM ?</text:p>
          </table:table-cell>
          <table:table-cell table:style-name="ce23" table:formula="of:=1-#NAME!fnor(([.B21]-[.$C$3])/[.$F$3])" office:value-type="float" office:value="0">
            <text:p>#NOM ?</text:p>
          </table:table-cell>
          <table:table-cell table:style-name="ce23" table:formula="of:=#NAME!Weib([.$E$4];[.$E$5];0;[.B21])" office:value-type="float" office:value="0">
            <text:p>#NOM ?</text:p>
          </table:table-cell>
          <table:table-cell table:style-name="ce27" table:formula="of:=1/[.$C$3]" office:value-type="float" office:value="0.002">
            <text:p>0,0020</text:p>
          </table:table-cell>
          <table:table-cell table:style-name="ce27" table:formula="of:=((1/[.$F$3]/SQRT(6.28))*EXP(-(([.B21]-[.$C$3])^2)/2/([.$F$3])^2))/[.D21]" office:value-type="float" office:value="0">
            <text:p>#NOM ?</text:p>
          </table:table-cell>
          <table:table-cell table:style-name="ce27" table:formula="of:=([.$E$4]/[.$E$5])*([.B21]/[.$E$5])" office:value-type="float" office:value="0.0066">
            <text:p>0,0066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float" office:value="1200">
            <text:p>1200</text:p>
          </table:table-cell>
          <table:table-cell table:style-name="ce23" table:formula="of:=#NAME!Expo(1/[.$C$3];[.B22])" office:value-type="float" office:value="0">
            <text:p>#NOM ?</text:p>
          </table:table-cell>
          <table:table-cell table:style-name="ce23" table:formula="of:=1-#NAME!fnor(([.B22]-[.$C$3])/[.$F$3])" office:value-type="float" office:value="0">
            <text:p>#NOM ?</text:p>
          </table:table-cell>
          <table:table-cell table:style-name="ce23" table:formula="of:=#NAME!Weib([.$E$4];[.$E$5];0;[.B22])" office:value-type="float" office:value="0">
            <text:p>#NOM ?</text:p>
          </table:table-cell>
          <table:table-cell table:style-name="ce27" table:formula="of:=1/[.$C$3]" office:value-type="float" office:value="0.002">
            <text:p>0,0020</text:p>
          </table:table-cell>
          <table:table-cell table:style-name="ce27" table:formula="of:=((1/[.$F$3]/SQRT(6.28))*EXP(-(([.B22]-[.$C$3])^2)/2/([.$F$3])^2))/[.D22]" office:value-type="float" office:value="0">
            <text:p>#NOM ?</text:p>
          </table:table-cell>
          <table:table-cell table:style-name="ce27" table:formula="of:=([.$E$4]/[.$E$5])*([.B22]/[.$E$5])" office:value-type="float" office:value="0.0072">
            <text:p>0,0072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float" office:value="1300">
            <text:p>1300</text:p>
          </table:table-cell>
          <table:table-cell table:style-name="ce23" table:formula="of:=#NAME!Expo(1/[.$C$3];[.B23])" office:value-type="float" office:value="0">
            <text:p>#NOM ?</text:p>
          </table:table-cell>
          <table:table-cell table:style-name="ce23" table:formula="of:=1-#NAME!fnor(([.B23]-[.$C$3])/[.$F$3])" office:value-type="float" office:value="0">
            <text:p>#NOM ?</text:p>
          </table:table-cell>
          <table:table-cell table:style-name="ce23" table:formula="of:=#NAME!Weib([.$E$4];[.$E$5];0;[.B23])" office:value-type="float" office:value="0">
            <text:p>#NOM ?</text:p>
          </table:table-cell>
          <table:table-cell table:style-name="ce27" table:formula="of:=1/[.$C$3]" office:value-type="float" office:value="0.002">
            <text:p>0,0020</text:p>
          </table:table-cell>
          <table:table-cell table:style-name="ce27" table:formula="of:=((1/[.$F$3]/SQRT(6.28))*EXP(-(([.B23]-[.$C$3])^2)/2/([.$F$3])^2))/[.D23]" office:value-type="float" office:value="0">
            <text:p>#NOM ?</text:p>
          </table:table-cell>
          <table:table-cell table:style-name="ce27" table:formula="of:=([.$E$4]/[.$E$5])*([.B23]/[.$E$5])" office:value-type="float" office:value="0.0078">
            <text:p>0,0078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float" office:value="1400">
            <text:p>1400</text:p>
          </table:table-cell>
          <table:table-cell table:style-name="ce23" table:formula="of:=#NAME!Expo(1/[.$C$3];[.B24])" office:value-type="float" office:value="0">
            <text:p>#NOM ?</text:p>
          </table:table-cell>
          <table:table-cell table:style-name="ce23" table:formula="of:=1-#NAME!fnor(([.B24]-[.$C$3])/[.$F$3])" office:value-type="float" office:value="0">
            <text:p>#NOM ?</text:p>
          </table:table-cell>
          <table:table-cell table:style-name="ce23" table:formula="of:=#NAME!Weib([.$E$4];[.$E$5];0;[.B24])" office:value-type="float" office:value="0">
            <text:p>#NOM ?</text:p>
          </table:table-cell>
          <table:table-cell table:style-name="ce27" table:formula="of:=1/[.$C$3]" office:value-type="float" office:value="0.002">
            <text:p>0,0020</text:p>
          </table:table-cell>
          <table:table-cell table:style-name="ce27" table:formula="of:=((1/[.$F$3]/SQRT(6.28))*EXP(-(([.B24]-[.$C$3])^2)/2/([.$F$3])^2))/[.D24]" office:value-type="float" office:value="0">
            <text:p>#NOM ?</text:p>
          </table:table-cell>
          <table:table-cell table:style-name="ce27" table:formula="of:=([.$E$4]/[.$E$5])*([.B24]/[.$E$5])" office:value-type="float" office:value="0.0084">
            <text:p>0,0084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float" office:value="1500">
            <text:p>1500</text:p>
          </table:table-cell>
          <table:table-cell table:style-name="ce23" table:formula="of:=#NAME!Expo(1/[.$C$3];[.B25])" office:value-type="float" office:value="0">
            <text:p>#NOM ?</text:p>
          </table:table-cell>
          <table:table-cell table:style-name="ce23" table:formula="of:=1-#NAME!fnor(([.B25]-[.$C$3])/[.$F$3])" office:value-type="float" office:value="0">
            <text:p>#NOM ?</text:p>
          </table:table-cell>
          <table:table-cell table:style-name="ce23" table:formula="of:=#NAME!Weib([.$E$4];[.$E$5];0;[.B25])" office:value-type="float" office:value="0">
            <text:p>#NOM ?</text:p>
          </table:table-cell>
          <table:table-cell table:style-name="ce27" table:formula="of:=1/[.$C$3]" office:value-type="float" office:value="0.002">
            <text:p>0,0020</text:p>
          </table:table-cell>
          <table:table-cell table:style-name="ce27" table:formula="of:=((1/[.$F$3]/SQRT(6.28))*EXP(-(([.B25]-[.$C$3])^2)/2/([.$F$3])^2))/[.D25]" office:value-type="float" office:value="0">
            <text:p>#NOM ?</text:p>
          </table:table-cell>
          <table:table-cell table:style-name="ce27" table:formula="of:=([.$E$4]/[.$E$5])*([.B25]/[.$E$5])" office:value-type="float" office:value="0.009">
            <text:p>0,0090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float" office:value="1600">
            <text:p>1600</text:p>
          </table:table-cell>
          <table:table-cell table:style-name="ce23" table:formula="of:=#NAME!Expo(1/[.$C$3];[.B26])" office:value-type="float" office:value="0">
            <text:p>#NOM ?</text:p>
          </table:table-cell>
          <table:table-cell table:style-name="ce23" table:formula="of:=1-#NAME!fnor(([.B26]-[.$C$3])/[.$F$3])" office:value-type="float" office:value="0">
            <text:p>#NOM ?</text:p>
          </table:table-cell>
          <table:table-cell table:style-name="ce23" table:formula="of:=#NAME!Weib([.$E$4];[.$E$5];0;[.B26])" office:value-type="float" office:value="0">
            <text:p>#NOM ?</text:p>
          </table:table-cell>
          <table:table-cell table:style-name="ce27" table:formula="of:=1/[.$C$3]" office:value-type="float" office:value="0.002">
            <text:p>0,0020</text:p>
          </table:table-cell>
          <table:table-cell table:style-name="ce27" table:formula="of:=((1/[.$F$3]/SQRT(6.28))*EXP(-(([.B26]-[.$C$3])^2)/2/([.$F$3])^2))/[.D26]" office:value-type="float" office:value="0">
            <text:p>#NOM ?</text:p>
          </table:table-cell>
          <table:table-cell table:style-name="ce27" table:formula="of:=([.$E$4]/[.$E$5])*([.B26]/[.$E$5])" office:value-type="float" office:value="0.0096">
            <text:p>0,0096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float" office:value="1700">
            <text:p>1700</text:p>
          </table:table-cell>
          <table:table-cell table:style-name="ce23" table:formula="of:=#NAME!Expo(1/[.$C$3];[.B27])" office:value-type="float" office:value="0">
            <text:p>#NOM ?</text:p>
          </table:table-cell>
          <table:table-cell table:style-name="ce23" table:formula="of:=1-#NAME!fnor(([.B27]-[.$C$3])/[.$F$3])" office:value-type="float" office:value="0">
            <text:p>#NOM ?</text:p>
          </table:table-cell>
          <table:table-cell table:style-name="ce23" table:formula="of:=#NAME!Weib([.$E$4];[.$E$5];0;[.B27])" office:value-type="float" office:value="0">
            <text:p>#NOM ?</text:p>
          </table:table-cell>
          <table:table-cell table:style-name="ce27" table:formula="of:=1/[.$C$3]" office:value-type="float" office:value="0.002">
            <text:p>0,0020</text:p>
          </table:table-cell>
          <table:table-cell table:style-name="ce27" table:formula="of:=((1/[.$F$3]/SQRT(6.28))*EXP(-(([.B27]-[.$C$3])^2)/2/([.$F$3])^2))/[.D27]" office:value-type="float" office:value="0">
            <text:p>#NOM ?</text:p>
          </table:table-cell>
          <table:table-cell table:style-name="ce27" table:formula="of:=([.$E$4]/[.$E$5])*([.B27]/[.$E$5])" office:value-type="float" office:value="0.0102">
            <text:p>0,0102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float" office:value="1800">
            <text:p>1800</text:p>
          </table:table-cell>
          <table:table-cell table:style-name="ce23" table:formula="of:=#NAME!Expo(1/[.$C$3];[.B28])" office:value-type="float" office:value="0">
            <text:p>#NOM ?</text:p>
          </table:table-cell>
          <table:table-cell table:style-name="ce23" table:formula="of:=1-#NAME!fnor(([.B28]-[.$C$3])/[.$F$3])" office:value-type="float" office:value="0">
            <text:p>#NOM ?</text:p>
          </table:table-cell>
          <table:table-cell table:style-name="ce23" table:formula="of:=#NAME!Weib([.$E$4];[.$E$5];0;[.B28])" office:value-type="float" office:value="0">
            <text:p>#NOM ?</text:p>
          </table:table-cell>
          <table:table-cell table:style-name="ce27" table:formula="of:=1/[.$C$3]" office:value-type="float" office:value="0.002">
            <text:p>0,0020</text:p>
          </table:table-cell>
          <table:table-cell table:style-name="ce27" table:formula="of:=((1/[.$F$3]/SQRT(6.28))*EXP(-(([.B28]-[.$C$3])^2)/2/([.$F$3])^2))/[.D28]" office:value-type="float" office:value="0">
            <text:p>#NOM ?</text:p>
          </table:table-cell>
          <table:table-cell table:style-name="ce27" table:formula="of:=([.$E$4]/[.$E$5])*([.B28]/[.$E$5])" office:value-type="float" office:value="0.0108">
            <text:p>0,0108</text:p>
          </table:table-cell>
          <table:table-cell table:number-columns-repeated="1016"/>
        </table:table-row>
        <table:table-row table:style-name="ro2">
          <table:table-cell>
            <draw:frame table:end-cell-address="'CI2-9401'.K49" table:end-x="2.064cm" table:end-y="0.24cm" draw:z-index="0" draw:name="Chart 1" draw:style-name="gr1" svg:width="24.541cm" svg:height="9.006cm" svg:x="0.418cm" svg:y="0.267cm">
              <draw:object draw:notify-on-update-of-ranges="'CI2-9401'.B10:'CI2-9401'.B28 'CI2-9401'.C9:'CI2-9401'.C9 'CI2-9401'.C10:'CI2-9401'.C28 'CI2-9401'.B10:'CI2-9401'.B28 'CI2-9401'.D9:'CI2-9401'.D9 'CI2-9401'.D10:'CI2-9401'.D28 'CI2-9401'.B10:'CI2-9401'.B28 'CI2-9401'.E9:'CI2-9401'.E9 'CI2-9401'.E10:'CI2-9401'.E2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>
            <draw:frame table:end-cell-address="'CI2-9401'.K80" table:end-x="2.092cm" table:end-y="0.399cm" draw:z-index="1" draw:name="Chart 2" draw:style-name="gr1" svg:width="24.541cm" svg:height="13.15cm" svg:x="0.446cm" svg:y="0.346cm">
              <draw:object draw:notify-on-update-of-ranges="'CI2-9401'.B10:'CI2-9401'.B28 'CI2-9401'.F9:'CI2-9401'.F9 'CI2-9401'.F10:'CI2-9401'.F28 'CI2-9401'.B10:'CI2-9401'.B28 'CI2-9401'.G9:'CI2-9401'.G9 'CI2-9401'.G10:'CI2-9401'.G28 'CI2-9401'.B10:'CI2-9401'.B28 'CI2-9401'.H9:'CI2-9401'.H9 'CI2-9401'.H10:'CI2-9401'.H2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29">
          <table:table-cell table:number-columns-repeated="1024"/>
        </table:table-row>
        <table:table-row table:style-name="ro2">
          <table:table-cell table:style-name="ce4" office:value-type="string">
            <text:p>Exercice 1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Données</text:p>
          </table:table-cell>
          <table:table-cell table:style-name="ce5" office:value-type="string">
            <text:p>Moyenne </text:p>
          </table:table-cell>
          <table:table-cell table:style-name="ce5" office:value-type="string">
            <text:p>Ecart-type</text:p>
          </table:table-cell>
          <table:table-cell table:style-name="ce5" office:value-type="string">
            <text:p>% bonnes</text:p>
          </table:table-cell>
          <table:table-cell table:style-name="ce5" office:value-type="string">
            <text:p>% grande</text:p>
          </table:table-cell>
          <table:table-cell table:style-name="ce5" office:value-type="string">
            <text:p>% petite</text:p>
          </table:table-cell>
          <table:table-cell table:style-name="ce5" office:value-type="string">
            <text:p>Prx Vente</text:p>
          </table:table-cell>
          <table:table-cell table:style-name="ce5" office:value-type="string">
            <text:p>Cout Fab.</text:p>
          </table:table-cell>
          <table:table-cell table:style-name="ce5" office:value-type="string">
            <text:p>Marge</text:p>
          </table:table-cell>
          <table:table-cell table:style-name="Default"/>
          <table:table-cell table:number-columns-repeated="1014"/>
        </table:table-row>
        <table:table-row table:style-name="ro2">
          <table:table-cell table:style-name="ce5" office:value-type="string">
            <text:p>Question 1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">
            <text:p>1</text:p>
          </table:table-cell>
          <table:table-cell table:style-name="ce25" table:formula="of:=#NAME!fnor(2)-#NAME!fnor(-2)" office:value-type="percentage" office:value="0">
            <text:p>#NOM ?</text:p>
          </table:table-cell>
          <table:table-cell table:style-name="ce25" table:formula="of:=1-#NAME!fnor(2)" office:value-type="percentage" office:value="0">
            <text:p>#NOM ?</text:p>
          </table:table-cell>
          <table:table-cell table:style-name="ce25" table:formula="of:=#NAME!fnor(-2)" office:value-type="percentage" office:value="0">
            <text:p>#NOM ?</text:p>
          </table:table-cell>
          <table:table-cell table:style-name="ce28" table:formula="of:=Nb*(PBON+PGRD)*PV" office:value-type="float" office:value="0">
            <text:p>#NOM ?</text:p>
          </table:table-cell>
          <table:table-cell table:style-name="ce28" table:formula="of:=20000+PPET*SC*Nb" office:value-type="float" office:value="0">
            <text:p>#NOM ?</text:p>
          </table:table-cell>
          <table:table-cell table:style-name="ce28" table:formula="of:=[.G83]-[.H83]" office:value-type="float" office:value="0">
            <text:p>#NOM ?</text:p>
          </table:table-cell>
          <table:table-cell table:style-name="Default"/>
          <table:table-cell table:number-columns-repeated="1014"/>
        </table:table-row>
        <table:table-row table:style-name="ro2">
          <table:table-cell table:style-name="ce5" office:value-type="string">
            <text:p>Question 2</text:p>
          </table:table-cell>
          <table:table-cell table:style-name="ce5" office:value-type="float" office:value="10.5">
            <text:p>10,5</text:p>
          </table:table-cell>
          <table:table-cell table:style-name="ce5" office:value-type="float" office:value="1">
            <text:p>1</text:p>
          </table:table-cell>
          <table:table-cell table:style-name="ce25" table:formula="of:=#NAME!fnor(1.5)-#NAME!fnor(-2.5)" office:value-type="percentage" office:value="0">
            <text:p>#NOM ?</text:p>
          </table:table-cell>
          <table:table-cell table:style-name="ce25" table:formula="of:=1-#NAME!fnor(1.5)" office:value-type="percentage" office:value="0">
            <text:p>#NOM ?</text:p>
          </table:table-cell>
          <table:table-cell table:style-name="ce25" table:formula="of:=#NAME!fnor(-2.5)" office:value-type="percentage" office:value="0">
            <text:p>#NOM ?</text:p>
          </table:table-cell>
          <table:table-cell table:style-name="ce28" table:formula="of:=Nb*(PBON+PGRD)*PV" office:value-type="float" office:value="0">
            <text:p>#NOM ?</text:p>
          </table:table-cell>
          <table:table-cell table:style-name="ce28" table:formula="of:=20000+PPET*SC*Nb" office:value-type="float" office:value="0">
            <text:p>#NOM ?</text:p>
          </table:table-cell>
          <table:table-cell table:style-name="ce28" table:formula="of:=[.G84]-[.H84]" office:value-type="float" office:value="0">
            <text:p>#NOM ?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3"/>
          <table:table-cell>
            <draw:frame table:end-cell-address="'CI2-9401'.I99" table:end-x="1.452cm" table:end-y="0.346cm" draw:z-index="2" draw:name="Image 3" draw:style-name="gr2" svg:width="11.618cm" svg:height="6.428cm" svg:x="0.975cm" svg:y="0.241cm">
              <draw:object-ole draw:class-id="0002CE02-0000-0000-c000-00000000004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0"/>
        </table:table-row>
        <table:table-row table:style-name="ro2">
          <table:table-cell table:style-name="ce3" office:value-type="string">
            <text:p>Nombre de pièces à fabriquer</text:p>
          </table:table-cell>
          <table:table-cell table:style-name="ce15"/>
          <table:table-cell table:style-name="ce5" office:value-type="float" office:value="10000">
            <text:p>10000</text:p>
          </table:table-cell>
          <table:table-cell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Prix de vente unitaire</text:p>
          </table:table-cell>
          <table:table-cell table:style-name="ce15"/>
          <table:table-cell table:style-name="ce5" office:value-type="float" office:value="4.5">
            <text:p>4,5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Surcoût d'une pièce trop grande</text:p>
          </table:table-cell>
          <table:table-cell table:style-name="ce15"/>
          <table:table-cell table:style-name="ce5" office:value-type="float" office:value="1">
            <text:p>1</text:p>
          </table:table-cell>
          <table:table-cell table:number-columns-repeated="1021"/>
        </table:table-row>
        <table:table-row table:style-name="ro2" table:number-rows-repeated="12">
          <table:table-cell table:number-columns-repeated="1024"/>
        </table:table-row>
        <table:table-row table:style-name="ro3">
          <table:table-cell table:style-name="ce6" office:value-type="string">
            <text:p>Exercice 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La consommation mensuelle est distribuée normalement selon une moyenne de 300 et d'écart-type 40.</text:p>
          </table:table-cell>
          <table:table-cell table:number-columns-repeated="1023"/>
        </table:table-row>
        <table:table-row table:style-name="ro2">
          <table:table-cell office:value-type="string">
            <text:p>Si L est le seuil de couverture en début de mois, alors on doit avoir Prob (X&gt;L)=0,05</text:p>
          </table:table-cell>
          <table:table-cell table:number-columns-repeated="1023"/>
        </table:table-row>
        <table:table-row table:style-name="ro2">
          <table:table-cell office:value-type="string">
            <text:p>Soit dans la table la valeur de t=1,64</text:p>
          </table:table-cell>
          <table:table-cell table:number-columns-repeated="1023"/>
        </table:table-row>
        <table:table-row table:style-name="ro2">
          <table:table-cell office:value-type="string">
            <text:p>D'où L=</text:p>
          </table:table-cell>
          <table:table-cell table:style-name="ce16" table:formula="of:=300+1.64*40" office:value-type="float" office:value="365.6">
            <text:p>366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Exercice 4.</text:p>
          </table:table-cell>
          <table:table-cell table:number-columns-repeated="1023"/>
        </table:table-row>
        <table:table-row table:style-name="ro4">
          <table:table-cell table:number-columns-repeated="22"/>
          <table:table-cell table:style-name="Default" table:number-columns-repeated="235"/>
          <table:table-cell table:number-columns-repeated="767"/>
        </table:table-row>
        <table:table-row table:style-name="ro4">
          <table:table-cell office:value-type="string">
            <text:p>On obtient aprés mise en ordre et représentation graphique les résultats suivants</text:p>
          </table:table-cell>
          <table:table-cell table:number-columns-repeated="21"/>
          <table:table-cell table:style-name="Default" table:number-columns-repeated="235"/>
          <table:table-cell table:number-columns-repeated="767"/>
        </table:table-row>
        <table:table-row table:style-name="ro4">
          <table:table-cell office:value-type="string">
            <text:p>Beta =1,55</text:p>
          </table:table-cell>
          <table:table-cell table:number-columns-repeated="21"/>
          <table:table-cell table:style-name="Default" table:number-columns-repeated="235"/>
          <table:table-cell table:number-columns-repeated="767"/>
        </table:table-row>
        <table:table-row table:style-name="ro4">
          <table:table-cell office:value-type="string">
            <text:p>Eta=687</text:p>
          </table:table-cell>
          <table:table-cell table:number-columns-repeated="21"/>
          <table:table-cell table:style-name="Default" table:number-columns-repeated="235"/>
          <table:table-cell table:number-columns-repeated="767"/>
        </table:table-row>
        <table:table-row table:style-name="ro4">
          <table:table-cell office:value-type="string">
            <text:p>Gama=0</text:p>
          </table:table-cell>
          <table:table-cell/>
          <table:table-cell office:value-type="string">
            <text:p><text:s/></text:p>
          </table:table-cell>
          <table:table-cell table:number-columns-repeated="19"/>
          <table:table-cell table:style-name="Default" table:number-columns-repeated="235"/>
          <table:table-cell table:number-columns-repeated="767"/>
        </table:table-row>
        <table:table-row table:style-name="ro4">
          <table:table-cell office:value-type="string">
            <text:p>On obtiendra 95% de chances d'éviter les pannes si on choisit une périodicité de visite de 100 heures</text:p>
          </table:table-cell>
          <table:table-cell table:number-columns-repeated="21"/>
          <table:table-cell table:style-name="Default" table:number-columns-repeated="235"/>
          <table:table-cell table:number-columns-repeated="767"/>
        </table:table-row>
        <table:table-row table:style-name="ro4">
          <table:table-cell office:value-type="string">
            <text:p>(Chercher t tel que R(t)=0,95)</text:p>
          </table:table-cell>
          <table:table-cell table:number-columns-repeated="21"/>
          <table:table-cell table:style-name="Default" table:number-columns-repeated="235"/>
          <table:table-cell table:number-columns-repeated="767"/>
        </table:table-row>
        <table:table-row table:style-name="ro4" table:number-rows-repeated="2">
          <table:table-cell table:number-columns-repeated="22"/>
          <table:table-cell table:style-name="Default" table:number-columns-repeated="235"/>
          <table:table-cell table:number-columns-repeated="767"/>
        </table:table-row>
        <table:table-row table:style-name="ro4">
          <table:table-cell table:style-name="ce1" office:value-type="string">
            <text:p>Exercice 5</text:p>
          </table:table-cell>
          <table:table-cell table:number-columns-repeated="21"/>
          <table:table-cell table:style-name="Default" table:number-columns-repeated="235"/>
          <table:table-cell table:number-columns-repeated="767"/>
        </table:table-row>
        <table:table-row table:style-name="ro4">
          <table:table-cell table:number-columns-repeated="22"/>
          <table:table-cell table:style-name="Default" table:number-columns-repeated="235"/>
          <table:table-cell table:number-columns-repeated="767"/>
        </table:table-row>
        <table:table-row table:style-name="ro4">
          <table:table-cell office:value-type="string">
            <text:p><text:s/></text:p>
          </table:table-cell>
          <table:table-cell table:style-name="Default"/>
          <table:table-cell table:style-name="ce5" office:value-type="string">
            <text:p>COTE A</text:p>
          </table:table-cell>
          <table:table-cell table:style-name="ce5"/>
          <table:table-cell table:style-name="ce5" office:value-type="string">
            <text:p>COTE B</text:p>
          </table:table-cell>
          <table:table-cell table:style-name="ce5"/>
          <table:table-cell table:number-columns-repeated="16"/>
          <table:table-cell table:style-name="Default" table:number-columns-repeated="235"/>
          <table:table-cell table:number-columns-repeated="767"/>
        </table:table-row>
        <table:table-row table:style-name="ro4">
          <table:table-cell table:style-name="ce3" office:value-type="string">
            <text:p>Tolérances</text:p>
          </table:table-cell>
          <table:table-cell table:style-name="ce15"/>
          <table:table-cell table:style-name="ce23" office:value-type="float" office:value="24.9">
            <text:p>24,90</text:p>
          </table:table-cell>
          <table:table-cell table:style-name="ce23" office:value-type="float" office:value="25.1">
            <text:p>25,10</text:p>
          </table:table-cell>
          <table:table-cell table:style-name="ce23" office:value-type="float" office:value="29.9">
            <text:p>29,90</text:p>
          </table:table-cell>
          <table:table-cell table:style-name="ce23" office:value-type="float" office:value="30.1">
            <text:p>30,10</text:p>
          </table:table-cell>
          <table:table-cell table:number-columns-repeated="16"/>
          <table:table-cell table:style-name="Default" table:number-columns-repeated="235"/>
          <table:table-cell table:number-columns-repeated="767"/>
        </table:table-row>
        <table:table-row table:style-name="ro4">
          <table:table-cell table:style-name="ce3" office:value-type="string">
            <text:p>Moyenne de l'échantillon</text:p>
          </table:table-cell>
          <table:table-cell table:style-name="ce12"/>
          <table:table-cell table:style-name="ce23" office:value-type="float" office:value="25.003">
            <text:p>25,00</text:p>
          </table:table-cell>
          <table:table-cell table:style-name="ce23"/>
          <table:table-cell table:style-name="ce23" office:value-type="float" office:value="30.001">
            <text:p>30,00</text:p>
          </table:table-cell>
          <table:table-cell table:style-name="ce23"/>
          <table:table-cell table:number-columns-repeated="16"/>
          <table:table-cell table:style-name="Default" table:number-columns-repeated="235"/>
          <table:table-cell table:number-columns-repeated="767"/>
        </table:table-row>
        <table:table-row table:style-name="ro4">
          <table:table-cell table:style-name="ce3" office:value-type="string">
            <text:p>Ecart-type</text:p>
          </table:table-cell>
          <table:table-cell table:style-name="ce12"/>
          <table:table-cell table:style-name="ce23" office:value-type="float" office:value="0.05">
            <text:p>0,05</text:p>
          </table:table-cell>
          <table:table-cell table:style-name="ce23"/>
          <table:table-cell table:style-name="ce23" office:value-type="float" office:value="0.04">
            <text:p>0,04</text:p>
          </table:table-cell>
          <table:table-cell table:style-name="ce23"/>
          <table:table-cell table:number-columns-repeated="16"/>
          <table:table-cell table:style-name="Default" table:number-columns-repeated="235"/>
          <table:table-cell table:number-columns-repeated="767"/>
        </table:table-row>
        <table:table-row table:style-name="ro4">
          <table:table-cell table:style-name="ce3" office:value-type="string">
            <text:p>t=(Tolérance-Moyenne)/Ec.-type</text:p>
          </table:table-cell>
          <table:table-cell table:style-name="ce12"/>
          <table:table-cell table:style-name="ce23" table:formula="of:=([.C121]-[.$C$122])/[.$C$123]" office:value-type="float" office:value="-2.06000000000003">
            <text:p>-2,06</text:p>
          </table:table-cell>
          <table:table-cell table:style-name="ce23" table:formula="of:=([.D121]-[.$C$122])/[.$C$123]" office:value-type="float" office:value="1.94000000000003">
            <text:p>1,94</text:p>
          </table:table-cell>
          <table:table-cell table:style-name="ce23" table:formula="of:=([.E121]-[.$E$122])/[.$E$123]" office:value-type="float" office:value="-2.52500000000007">
            <text:p>-2,53</text:p>
          </table:table-cell>
          <table:table-cell table:style-name="ce23" table:formula="of:=([.F121]-[.$E$122])/[.$E$123]" office:value-type="float" office:value="2.475">
            <text:p>2,48</text:p>
          </table:table-cell>
          <table:table-cell table:number-columns-repeated="16"/>
          <table:table-cell table:style-name="Default" table:number-columns-repeated="235"/>
          <table:table-cell table:number-columns-repeated="767"/>
        </table:table-row>
        <table:table-row table:style-name="ro4">
          <table:table-cell table:style-name="ce3" office:value-type="string">
            <text:p>Prob(T&lt;t)</text:p>
          </table:table-cell>
          <table:table-cell table:style-name="ce12"/>
          <table:table-cell table:style-name="ce23" table:formula="of:=#NAME!fnor([.C124])" office:value-type="float" office:value="0">
            <text:p>#NOM ?</text:p>
          </table:table-cell>
          <table:table-cell table:style-name="ce23" table:formula="of:=#NAME!fnor([.D124])" office:value-type="float" office:value="0">
            <text:p>#NOM ?</text:p>
          </table:table-cell>
          <table:table-cell table:style-name="ce23" table:formula="of:=#NAME!fnor([.E124])" office:value-type="float" office:value="0">
            <text:p>#NOM ?</text:p>
          </table:table-cell>
          <table:table-cell table:style-name="ce23" table:formula="of:=#NAME!fnor([.F124])" office:value-type="float" office:value="0">
            <text:p>#NOM ?</text:p>
          </table:table-cell>
          <table:table-cell table:number-columns-repeated="16"/>
          <table:table-cell table:style-name="Default" table:number-columns-repeated="235"/>
          <table:table-cell table:number-columns-repeated="767"/>
        </table:table-row>
        <table:table-row table:style-name="ro4">
          <table:table-cell table:style-name="ce3" office:value-type="string">
            <text:p>% de pièces bonnes</text:p>
          </table:table-cell>
          <table:table-cell table:style-name="ce12"/>
          <table:table-cell table:style-name="ce23" table:formula="of:=[.D125]-[.C125]" office:value-type="float" office:value="0">
            <text:p>#NOM ?</text:p>
          </table:table-cell>
          <table:table-cell table:style-name="ce23"/>
          <table:table-cell table:style-name="ce23" table:formula="of:=[.F125]-[.E125]" office:value-type="float" office:value="0">
            <text:p>#NOM ?</text:p>
          </table:table-cell>
          <table:table-cell table:style-name="ce23"/>
          <table:table-cell table:number-columns-repeated="16"/>
          <table:table-cell table:style-name="Default" table:number-columns-repeated="235"/>
          <table:table-cell table:number-columns-repeated="767"/>
        </table:table-row>
        <table:table-row table:style-name="ro4">
          <table:table-cell table:number-columns-repeated="22"/>
          <table:table-cell table:style-name="Default" table:number-columns-repeated="235"/>
          <table:table-cell table:number-columns-repeated="767"/>
        </table:table-row>
        <table:table-row table:style-name="ro4">
          <table:table-cell table:style-name="ce3" office:value-type="string">
            <text:p>Le pourcntage de pièces bonnes est</text:p>
          </table:table-cell>
          <table:table-cell table:style-name="ce13"/>
          <table:table-cell table:style-name="ce12"/>
          <table:table-cell table:style-name="ce23" table:formula="of:=[.C126]*[.E126]" office:value-type="float" office:value="0">
            <text:p>#NOM ?</text:p>
          </table:table-cell>
          <table:table-cell table:number-columns-repeated="18"/>
          <table:table-cell table:style-name="Default" table:number-columns-repeated="235"/>
          <table:table-cell table:number-columns-repeated="767"/>
        </table:table-row>
        <table:table-row table:style-name="ro4" table:number-rows-repeated="25">
          <table:table-cell table:number-columns-repeated="22"/>
          <table:table-cell table:style-name="Default" table:number-columns-repeated="235"/>
          <table:table-cell table:number-columns-repeated="767"/>
        </table:table-row>
        <table:table-row table:style-name="ro4"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3">
            <text:p>0,3</text:p>
          </table:table-cell>
          <table:table-cell table:style-name="ce7" office:value-type="float" office:value="0.6">
            <text:p>0,6</text:p>
          </table:table-cell>
          <table:table-cell table:style-name="ce7" office:value-type="float" office:value="0.6">
            <text:p>0,6</text:p>
          </table:table-cell>
          <table:table-cell table:style-name="ce7" office:value-type="float" office:value="0.2">
            <text:p>0,2</text:p>
          </table:table-cell>
          <table:table-cell table:style-name="ce7" table:number-columns-repeated="5"/>
          <table:table-cell table:number-columns-repeated="1013"/>
        </table:table-row>
        <table:table-row table:style-name="ro4">
          <table:table-cell table:style-name="ce7" office:value-type="string">
            <text:p>Nom</text:p>
          </table:table-cell>
          <table:table-cell table:style-name="ce7" office:value-type="string">
            <text:p>Exo 1</text:p>
          </table:table-cell>
          <table:table-cell table:style-name="ce7" office:value-type="string">
            <text:p>Exo 2</text:p>
          </table:table-cell>
          <table:table-cell table:style-name="ce7" office:value-type="string">
            <text:p>Exo 3</text:p>
          </table:table-cell>
          <table:table-cell table:style-name="ce7" office:value-type="string">
            <text:p>Exo 4</text:p>
          </table:table-cell>
          <table:table-cell table:style-name="ce7" office:value-type="string">
            <text:p>Exo 5</text:p>
          </table:table-cell>
          <table:table-cell table:style-name="ce7" office:value-type="string">
            <text:p>NOTE</text:p>
          </table:table-cell>
          <table:table-cell table:style-name="ce7" table:number-columns-repeated="4"/>
          <table:table-cell table:number-columns-repeated="1013"/>
        </table:table-row>
        <table:table-row table:style-name="ro4">
          <table:table-cell table:style-name="ce7" office:value-type="string">
            <text:p>GERARD 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table:formula="of:=SUMPRODUCT([.B156:.F156];Coef)" office:value-type="float" office:value="3.2">
            <text:p>3,2</text:p>
          </table:table-cell>
          <table:table-cell table:style-name="ce7" table:formula="of:=IF(NOTEF&lt;=5;&quot;NUL&quot;;IF(NOTEF&lt;=8;&quot;MAUVAIS&quot;;IF(NOTEF&lt;=12;&quot;MOYEN&quot;;IF(NOTEF&lt;15;&quot;BON&quot;;&quot;TRES BON&quot;))))" office:value-type="string" office:string-value="NUL">
            <text:p>NUL</text:p>
          </table:table-cell>
          <table:table-cell table:style-name="ce7" table:formula="of:=INT([.G156])" office:value-type="float" office:value="3">
            <text:p>3</text:p>
          </table:table-cell>
          <table:table-cell table:style-name="ce7" table:formula="of:=[.G156]-[.I156]" office:value-type="float" office:value="0.2">
            <text:p>0,2</text:p>
          </table:table-cell>
          <table:table-cell table:style-name="ce7" table:formula="of:=IF(E&lt;0.25;[.I156];IF(E&lt;0.75;[.I156]+0.5;[.I156]+1))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string">
            <text:p>SOYER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7" office:value-type="float" office:value="4">
            <text:p>4</text:p>
          </table:table-cell>
          <table:table-cell table:style-name="ce7" office:value-type="float" office:value="8">
            <text:p>8</text:p>
          </table:table-cell>
          <table:table-cell table:style-name="ce7"/>
          <table:table-cell table:style-name="ce7" table:formula="of:=SUMPRODUCT([.B157:.F157];Coef)" office:value-type="float" office:value="8.7">
            <text:p>8,7</text:p>
          </table:table-cell>
          <table:table-cell table:style-name="ce7" table:formula="of:=IF(NOTEF&lt;=5;&quot;NUL&quot;;IF(NOTEF&lt;=8;&quot;MAUVAIS&quot;;IF(NOTEF&lt;=12;&quot;MOYEN&quot;;IF(NOTEF&lt;=15;&quot;BON&quot;;&quot;TRES BON&quot;))))" office:value-type="string" office:string-value="MOYEN">
            <text:p>MOYEN</text:p>
          </table:table-cell>
          <table:table-cell table:style-name="ce7" table:formula="of:=INT([.G157])" office:value-type="float" office:value="8">
            <text:p>8</text:p>
          </table:table-cell>
          <table:table-cell table:style-name="ce7" table:formula="of:=[.G157]-[.I157]" office:value-type="float" office:value="0.699999999999999">
            <text:p>0,7</text:p>
          </table:table-cell>
          <table:table-cell table:style-name="ce7" table:formula="of:=IF(E&lt;0.25;[.I157];IF(E&lt;0.75;[.I157]+0.5;[.I157]+1))" office:value-type="float" office:value="8.5">
            <text:p>8,5</text:p>
          </table:table-cell>
          <table:table-cell table:number-columns-repeated="1013"/>
        </table:table-row>
        <table:table-row table:style-name="ro4">
          <table:table-cell table:style-name="ce7" office:value-type="string">
            <text:p>MATHIEU</text:p>
          </table:table-cell>
          <table:table-cell table:style-name="ce7" office:value-type="float" office:value="10">
            <text:p>10</text:p>
          </table:table-cell>
          <table:table-cell table:style-name="ce7"/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7"/>
          <table:table-cell table:style-name="ce7" table:formula="of:=SUMPRODUCT([.B158:.F158];Coef)" office:value-type="float" office:value="11.6">
            <text:p>11,6</text:p>
          </table:table-cell>
          <table:table-cell table:style-name="ce7" table:formula="of:=IF(NOTEF&lt;=5;&quot;NUL&quot;;IF(NOTEF&lt;=8;&quot;MAUVAIS&quot;;IF(NOTEF&lt;=12;&quot;MOYEN&quot;;IF(NOTEF&lt;=15;&quot;BON&quot;;&quot;TRES BON&quot;))))" office:value-type="string" office:string-value="MOYEN">
            <text:p>MOYEN</text:p>
          </table:table-cell>
          <table:table-cell table:style-name="ce7" table:formula="of:=INT([.G158])" office:value-type="float" office:value="11">
            <text:p>11</text:p>
          </table:table-cell>
          <table:table-cell table:style-name="ce7" table:formula="of:=[.G158]-[.I158]" office:value-type="float" office:value="0.6">
            <text:p>0,6</text:p>
          </table:table-cell>
          <table:table-cell table:style-name="ce7" table:formula="of:=IF(E&lt;0.25;[.I158];IF(E&lt;0.75;[.I158]+0.5;[.I158]+1))" office:value-type="float" office:value="11.5">
            <text:p>11,5</text:p>
          </table:table-cell>
          <table:table-cell table:number-columns-repeated="1013"/>
        </table:table-row>
        <table:table-row table:style-name="ro4">
          <table:table-cell table:style-name="ce7" office:value-type="string">
            <text:p>DIDIER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7" table:formula="of:=SUMPRODUCT([.B159:.F159];Coef)" office:value-type="float" office:value="19.6">
            <text:p>19,6</text:p>
          </table:table-cell>
          <table:table-cell table:style-name="ce7" table:formula="of:=IF(NOTEF&lt;=5;&quot;NUL&quot;;IF(NOTEF&lt;=8;&quot;MAUVAIS&quot;;IF(NOTEF&lt;=12;&quot;MOYEN&quot;;IF(NOTEF&lt;=15;&quot;BON&quot;;&quot;TRES BON&quot;))))" office:value-type="string" office:string-value="TRES BON">
            <text:p>TRES BON</text:p>
          </table:table-cell>
          <table:table-cell table:style-name="ce7" table:formula="of:=INT([.G159])" office:value-type="float" office:value="19">
            <text:p>19</text:p>
          </table:table-cell>
          <table:table-cell table:style-name="ce7" table:formula="of:=[.G159]-[.I159]" office:value-type="float" office:value="0.599999999999998">
            <text:p>0,6</text:p>
          </table:table-cell>
          <table:table-cell table:style-name="ce7" table:formula="of:=IF(E&lt;0.25;[.I159];IF(E&lt;0.75;[.I159]+0.5;[.I159]+1))" office:value-type="float" office:value="19.5">
            <text:p>19,5</text:p>
          </table:table-cell>
          <table:table-cell table:number-columns-repeated="1013"/>
        </table:table-row>
        <table:table-row table:style-name="ro4">
          <table:table-cell table:style-name="ce7" office:value-type="string">
            <text:p>BARNET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SUMPRODUCT([.B160:.F160];Coef)" office:value-type="float" office:value="11.2">
            <text:p>11,2</text:p>
          </table:table-cell>
          <table:table-cell table:style-name="ce7" table:formula="of:=IF(NOTEF&lt;=5;&quot;NUL&quot;;IF(NOTEF&lt;=8;&quot;MAUVAIS&quot;;IF(NOTEF&lt;=12;&quot;MOYEN&quot;;IF(NOTEF&lt;=15;&quot;BON&quot;;&quot;TRES BON&quot;))))" office:value-type="string" office:string-value="MOYEN">
            <text:p>MOYEN</text:p>
          </table:table-cell>
          <table:table-cell table:style-name="ce7" table:formula="of:=INT([.G160])" office:value-type="float" office:value="11">
            <text:p>11</text:p>
          </table:table-cell>
          <table:table-cell table:style-name="ce7" table:formula="of:=[.G160]-[.I160]" office:value-type="float" office:value="0.199999999999999">
            <text:p>0,2</text:p>
          </table:table-cell>
          <table:table-cell table:style-name="ce7" table:formula="of:=IF(E&lt;0.25;[.I160];IF(E&lt;0.75;[.I160]+0.5;[.I160]+1))" office:value-type="float" office:value="11">
            <text:p>11</text:p>
          </table:table-cell>
          <table:table-cell table:number-columns-repeated="1013"/>
        </table:table-row>
        <table:table-row table:style-name="ro4">
          <table:table-cell table:style-name="ce7" office:value-type="string">
            <text:p>THIRIET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7" table:formula="of:=SUMPRODUCT([.B161:.F161];Coef)" office:value-type="float" office:value="9.2">
            <text:p>9,2</text:p>
          </table:table-cell>
          <table:table-cell table:style-name="ce7" table:formula="of:=IF(NOTEF&lt;=5;&quot;NUL&quot;;IF(NOTEF&lt;=8;&quot;MAUVAIS&quot;;IF(NOTEF&lt;=12;&quot;MOYEN&quot;;IF(NOTEF&lt;=15;&quot;BON&quot;;&quot;TRES BON&quot;))))" office:value-type="string" office:string-value="MOYEN">
            <text:p>MOYEN</text:p>
          </table:table-cell>
          <table:table-cell table:style-name="ce7" table:formula="of:=INT([.G161])" office:value-type="float" office:value="9">
            <text:p>9</text:p>
          </table:table-cell>
          <table:table-cell table:style-name="ce7" table:formula="of:=[.G161]-[.I161]" office:value-type="float" office:value="0.199999999999999">
            <text:p>0,2</text:p>
          </table:table-cell>
          <table:table-cell table:style-name="ce7" table:formula="of:=IF(E&lt;0.25;[.I161];IF(E&lt;0.75;[.I161]+0.5;[.I161]+1))" office:value-type="float" office:value="9">
            <text:p>9</text:p>
          </table:table-cell>
          <table:table-cell table:number-columns-repeated="1013"/>
        </table:table-row>
        <table:table-row table:style-name="ro4">
          <table:table-cell table:style-name="ce7" office:value-type="string">
            <text:p>BONTEMS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8">
            <text:p>8</text:p>
          </table:table-cell>
          <table:table-cell table:style-name="ce7"/>
          <table:table-cell table:style-name="ce7" office:value-type="float" office:value="7">
            <text:p>7</text:p>
          </table:table-cell>
          <table:table-cell table:style-name="ce7" office:value-type="float" office:value="5">
            <text:p>5</text:p>
          </table:table-cell>
          <table:table-cell table:style-name="ce7" table:formula="of:=SUMPRODUCT([.B162:.F162];Coef)" office:value-type="float" office:value="12.6">
            <text:p>12,6</text:p>
          </table:table-cell>
          <table:table-cell table:style-name="ce7" table:formula="of:=IF(NOTEF&lt;=5;&quot;NUL&quot;;IF(NOTEF&lt;=8;&quot;MAUVAIS&quot;;IF(NOTEF&lt;=12;&quot;MOYEN&quot;;IF(NOTEF&lt;=15;&quot;BON&quot;;&quot;TRES BON&quot;))))" office:value-type="string" office:string-value="BON">
            <text:p>BON</text:p>
          </table:table-cell>
          <table:table-cell table:style-name="ce7" table:formula="of:=INT([.G162])" office:value-type="float" office:value="12">
            <text:p>12</text:p>
          </table:table-cell>
          <table:table-cell table:style-name="ce7" table:formula="of:=[.G162]-[.I162]" office:value-type="float" office:value="0.600000000000001">
            <text:p>0,6</text:p>
          </table:table-cell>
          <table:table-cell table:style-name="ce7" table:formula="of:=IF(E&lt;0.25;[.I162];IF(E&lt;0.75;[.I162]+0.5;[.I162]+1))" office:value-type="float" office:value="12.5">
            <text:p>12,5</text:p>
          </table:table-cell>
          <table:table-cell table:number-columns-repeated="1013"/>
        </table:table-row>
        <table:table-row table:style-name="ro4">
          <table:table-cell table:style-name="ce7" office:value-type="string">
            <text:p>TAGHZOUT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5">
            <text:p>5</text:p>
          </table:table-cell>
          <table:table-cell table:style-name="ce7" table:formula="of:=SUMPRODUCT([.B163:.F163];Coef)" office:value-type="float" office:value="18">
            <text:p>18</text:p>
          </table:table-cell>
          <table:table-cell table:style-name="ce7" table:formula="of:=IF(NOTEF&lt;=5;&quot;NUL&quot;;IF(NOTEF&lt;=8;&quot;MAUVAIS&quot;;IF(NOTEF&lt;=12;&quot;MOYEN&quot;;IF(NOTEF&lt;=15;&quot;BON&quot;;&quot;TRES BON&quot;))))" office:value-type="string" office:string-value="TRES BON">
            <text:p>TRES BON</text:p>
          </table:table-cell>
          <table:table-cell table:style-name="ce7" table:formula="of:=INT([.G163])" office:value-type="float" office:value="18">
            <text:p>18</text:p>
          </table:table-cell>
          <table:table-cell table:style-name="ce7" table:formula="of:=[.G163]-[.I163]" office:value-type="float" office:value="0">
            <text:p>0</text:p>
          </table:table-cell>
          <table:table-cell table:style-name="ce7" table:formula="of:=IF(E&lt;0.25;[.I163];IF(E&lt;0.75;[.I163]+0.5;[.I163]+1))" office:value-type="float" office:value="18">
            <text:p>18</text:p>
          </table:table-cell>
          <table:table-cell table:number-columns-repeated="1013"/>
        </table:table-row>
        <table:table-row table:style-name="ro4">
          <table:table-cell table:style-name="ce7" office:value-type="string">
            <text:p>MOUGIN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7"/>
          <table:table-cell table:style-name="ce7" office:value-type="float" office:value="8">
            <text:p>8</text:p>
          </table:table-cell>
          <table:table-cell table:style-name="ce7" table:formula="of:=SUMPRODUCT([.B164:.F164];Coef)" office:value-type="float" office:value="10.5">
            <text:p>10,5</text:p>
          </table:table-cell>
          <table:table-cell table:style-name="ce7" table:formula="of:=IF(NOTEF&lt;=5;&quot;NUL&quot;;IF(NOTEF&lt;=8;&quot;MAUVAIS&quot;;IF(NOTEF&lt;=12;&quot;MOYEN&quot;;IF(NOTEF&lt;=15;&quot;BON&quot;;&quot;TRES BON&quot;))))" office:value-type="string" office:string-value="MOYEN">
            <text:p>MOYEN</text:p>
          </table:table-cell>
          <table:table-cell table:style-name="ce7" table:formula="of:=INT([.G164])" office:value-type="float" office:value="10">
            <text:p>10</text:p>
          </table:table-cell>
          <table:table-cell table:style-name="ce7" table:formula="of:=[.G164]-[.I164]" office:value-type="float" office:value="0.5">
            <text:p>0,5</text:p>
          </table:table-cell>
          <table:table-cell table:style-name="ce7" table:formula="of:=IF(E&lt;0.25;[.I164];IF(E&lt;0.75;[.I164]+0.5;[.I164]+1))" office:value-type="float" office:value="10.5">
            <text:p>10,5</text:p>
          </table:table-cell>
          <table:table-cell table:number-columns-repeated="1013"/>
        </table:table-row>
        <table:table-row table:style-name="ro4">
          <table:table-cell table:style-name="ce7" office:value-type="string">
            <text:p>WEIL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5">
            <text:p>5</text:p>
          </table:table-cell>
          <table:table-cell table:style-name="ce7"/>
          <table:table-cell table:style-name="ce7" office:value-type="float" office:value="10">
            <text:p>10</text:p>
          </table:table-cell>
          <table:table-cell table:style-name="ce7" office:value-type="float" office:value="4">
            <text:p>4</text:p>
          </table:table-cell>
          <table:table-cell table:style-name="ce7" table:formula="of:=SUMPRODUCT([.B165:.F165];Coef)" office:value-type="float" office:value="13.3">
            <text:p>13,3</text:p>
          </table:table-cell>
          <table:table-cell table:style-name="ce7" table:formula="of:=IF(NOTEF&lt;=5;&quot;NUL&quot;;IF(NOTEF&lt;=8;&quot;MAUVAIS&quot;;IF(NOTEF&lt;=12;&quot;MOYEN&quot;;IF(NOTEF&lt;=15;&quot;BON&quot;;&quot;TRES BON&quot;))))" office:value-type="string" office:string-value="BON">
            <text:p>BON</text:p>
          </table:table-cell>
          <table:table-cell table:style-name="ce7" table:formula="of:=INT([.G165])" office:value-type="float" office:value="13">
            <text:p>13</text:p>
          </table:table-cell>
          <table:table-cell table:style-name="ce7" table:formula="of:=[.G165]-[.I165]" office:value-type="float" office:value="0.300000000000001">
            <text:p>0,3</text:p>
          </table:table-cell>
          <table:table-cell table:style-name="ce7" table:formula="of:=IF(E&lt;0.25;[.I165];IF(E&lt;0.75;[.I165]+0.5;[.I165]+1))" office:value-type="float" office:value="13.5">
            <text:p>13,5</text:p>
          </table:table-cell>
          <table:table-cell table:number-columns-repeated="1013"/>
        </table:table-row>
        <table:table-row table:style-name="ro4">
          <table:table-cell table:style-name="ce7" office:value-type="string">
            <text:p>GROS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0">
            <text:p>10</text:p>
          </table:table-cell>
          <table:table-cell table:style-name="ce7"/>
          <table:table-cell table:style-name="ce7" office:value-type="float" office:value="6">
            <text:p>6</text:p>
          </table:table-cell>
          <table:table-cell table:style-name="ce7" office:value-type="float" office:value="3">
            <text:p>3</text:p>
          </table:table-cell>
          <table:table-cell table:style-name="ce7" table:formula="of:=SUMPRODUCT([.B166:.F166];Coef)" office:value-type="float" office:value="12.2">
            <text:p>12,2</text:p>
          </table:table-cell>
          <table:table-cell table:style-name="ce7" table:formula="of:=IF(NOTEF&lt;=5;&quot;NUL&quot;;IF(NOTEF&lt;=8;&quot;MAUVAIS&quot;;IF(NOTEF&lt;=12;&quot;MOYEN&quot;;IF(NOTEF&lt;=15;&quot;BON&quot;;&quot;TRES BON&quot;))))" office:value-type="string" office:string-value="MOYEN">
            <text:p>MOYEN</text:p>
          </table:table-cell>
          <table:table-cell table:style-name="ce7" table:formula="of:=INT([.G166])" office:value-type="float" office:value="12">
            <text:p>12</text:p>
          </table:table-cell>
          <table:table-cell table:style-name="ce7" table:formula="of:=[.G166]-[.I166]" office:value-type="float" office:value="0.199999999999999">
            <text:p>0,2</text:p>
          </table:table-cell>
          <table:table-cell table:style-name="ce7" table:formula="of:=IF(E&lt;0.25;[.I166];IF(E&lt;0.75;[.I166]+0.5;[.I166]+1))" office:value-type="float" office:value="12">
            <text:p>12</text:p>
          </table:table-cell>
          <table:table-cell table:number-columns-repeated="1013"/>
        </table:table-row>
        <table:table-row table:style-name="ro4">
          <table:table-cell table:style-name="ce7" office:value-type="string">
            <text:p>HENRY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0">
            <text:p>10</text:p>
          </table:table-cell>
          <table:table-cell table:style-name="ce7"/>
          <table:table-cell table:style-name="ce7" office:value-type="float" office:value="8">
            <text:p>8</text:p>
          </table:table-cell>
          <table:table-cell table:style-name="ce7" office:value-type="float" office:value="3">
            <text:p>3</text:p>
          </table:table-cell>
          <table:table-cell table:style-name="ce7" table:formula="of:=SUMPRODUCT([.B167:.F167];Coef)" office:value-type="float" office:value="9.4">
            <text:p>9,4</text:p>
          </table:table-cell>
          <table:table-cell table:style-name="ce7" table:formula="of:=IF(NOTEF&lt;=5;&quot;NUL&quot;;IF(NOTEF&lt;=8;&quot;MAUVAIS&quot;;IF(NOTEF&lt;=12;&quot;MOYEN&quot;;IF(NOTEF&lt;=15;&quot;BON&quot;;&quot;TRES BON&quot;))))" office:value-type="string" office:string-value="MOYEN">
            <text:p>MOYEN</text:p>
          </table:table-cell>
          <table:table-cell table:style-name="ce7" table:formula="of:=INT([.G167])" office:value-type="float" office:value="9">
            <text:p>9</text:p>
          </table:table-cell>
          <table:table-cell table:style-name="ce7" table:formula="of:=[.G167]-[.I167]" office:value-type="float" office:value="0.4">
            <text:p>0,4</text:p>
          </table:table-cell>
          <table:table-cell table:style-name="ce7" table:formula="of:=IF(E&lt;0.25;[.I167];IF(E&lt;0.75;[.I167]+0.5;[.I167]+1))" office:value-type="float" office:value="9.5">
            <text:p>9,5</text:p>
          </table:table-cell>
          <table:table-cell table:number-columns-repeated="1013"/>
        </table:table-row>
        <table:table-row table:style-name="ro4">
          <table:table-cell table:style-name="ce7" office:value-type="string">
            <text:p>GROSGEORGES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0">
            <text:p>10</text:p>
          </table:table-cell>
          <table:table-cell table:style-name="ce7"/>
          <table:table-cell table:style-name="ce7" office:value-type="float" office:value="10">
            <text:p>10</text:p>
          </table:table-cell>
          <table:table-cell table:style-name="ce7"/>
          <table:table-cell table:style-name="ce7" table:formula="of:=SUMPRODUCT([.B168:.F168];Coef)" office:value-type="float" office:value="12.5">
            <text:p>12,5</text:p>
          </table:table-cell>
          <table:table-cell table:style-name="ce7" table:formula="of:=IF(NOTEF&lt;=5;&quot;NUL&quot;;IF(NOTEF&lt;=8;&quot;MAUVAIS&quot;;IF(NOTEF&lt;=12;&quot;MOYEN&quot;;IF(NOTEF&lt;=15;&quot;BON&quot;;&quot;TRES BON&quot;))))" office:value-type="string" office:string-value="BON">
            <text:p>BON</text:p>
          </table:table-cell>
          <table:table-cell table:style-name="ce7" table:formula="of:=INT([.G168])" office:value-type="float" office:value="12">
            <text:p>12</text:p>
          </table:table-cell>
          <table:table-cell table:style-name="ce7" table:formula="of:=[.G168]-[.I168]" office:value-type="float" office:value="0.5">
            <text:p>0,5</text:p>
          </table:table-cell>
          <table:table-cell table:style-name="ce7" table:formula="of:=IF(E&lt;0.25;[.I168];IF(E&lt;0.75;[.I168]+0.5;[.I168]+1))" office:value-type="float" office:value="12.5">
            <text:p>12,5</text:p>
          </table:table-cell>
          <table:table-cell table:number-columns-repeated="1013"/>
        </table:table-row>
        <table:table-row table:style-name="ro2">
          <table:table-cell table:style-name="ce7" office:value-type="string">
            <text:p>SPARFEL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8">
            <text:p>8</text:p>
          </table:table-cell>
          <table:table-cell table:style-name="ce7"/>
          <table:table-cell table:style-name="ce7" table:formula="of:=SUMPRODUCT([.B169:.F169];Coef)" office:value-type="float" office:value="15.2">
            <text:p>15,2</text:p>
          </table:table-cell>
          <table:table-cell table:style-name="ce7" table:formula="of:=IF(NOTEF&lt;=5;&quot;NUL&quot;;IF(NOTEF&lt;=8;&quot;MAUVAIS&quot;;IF(NOTEF&lt;=12;&quot;MOYEN&quot;;IF(NOTEF&lt;=15;&quot;BON&quot;;&quot;TRES BON&quot;))))" office:value-type="string" office:string-value="BON">
            <text:p>BON</text:p>
          </table:table-cell>
          <table:table-cell table:style-name="ce7" table:formula="of:=INT([.G169])" office:value-type="float" office:value="15">
            <text:p>15</text:p>
          </table:table-cell>
          <table:table-cell table:style-name="ce7" table:formula="of:=[.G169]-[.I169]" office:value-type="float" office:value="0.199999999999999">
            <text:p>0,2</text:p>
          </table:table-cell>
          <table:table-cell table:style-name="ce7" table:formula="of:=IF(E&lt;0.25;[.I169];IF(E&lt;0.75;[.I169]+0.5;[.I169]+1))" office:value-type="float" office:value="15">
            <text:p>15</text:p>
          </table:table-cell>
          <table:table-cell table:number-columns-repeated="1013"/>
        </table:table-row>
        <table:table-row table:style-name="ro2">
          <table:table-cell table:style-name="ce7" office:value-type="string">
            <text:p>BAILLY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SUMPRODUCT([.B170:.F170];Coef)" office:value-type="float" office:value="13.4">
            <text:p>13,4</text:p>
          </table:table-cell>
          <table:table-cell table:style-name="ce7" table:formula="of:=IF(NOTEF&lt;=5;&quot;NUL&quot;;IF(NOTEF&lt;=8;&quot;MAUVAIS&quot;;IF(NOTEF&lt;=12;&quot;MOYEN&quot;;IF(NOTEF&lt;=15;&quot;BON&quot;;&quot;TRES BON&quot;))))" office:value-type="string" office:string-value="BON">
            <text:p>BON</text:p>
          </table:table-cell>
          <table:table-cell table:style-name="ce7" table:formula="of:=INT([.G170])" office:value-type="float" office:value="13">
            <text:p>13</text:p>
          </table:table-cell>
          <table:table-cell table:style-name="ce7" table:formula="of:=[.G170]-[.I170]" office:value-type="float" office:value="0.399999999999999">
            <text:p>0,4</text:p>
          </table:table-cell>
          <table:table-cell table:style-name="ce7" table:formula="of:=IF(E&lt;0.25;[.I170];IF(E&lt;0.75;[.I170]+0.5;[.I170]+1))" office:value-type="float" office:value="13.5">
            <text:p>13,5</text:p>
          </table:table-cell>
          <table:table-cell table:number-columns-repeated="1013"/>
        </table:table-row>
        <table:table-row table:style-name="ro2">
          <table:table-cell table:style-name="ce7" office:value-type="string">
            <text:p>DIETZ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3"/>
          <table:table-cell table:style-name="ce7" table:formula="of:=SUMPRODUCT([.B171:.F171];Coef)" office:value-type="float" office:value="6.5">
            <text:p>6,5</text:p>
          </table:table-cell>
          <table:table-cell table:style-name="ce7" table:formula="of:=IF(NOTEF&lt;=5;&quot;NUL&quot;;IF(NOTEF&lt;=8;&quot;MAUVAIS&quot;;IF(NOTEF&lt;=12;&quot;MOYEN&quot;;IF(NOTEF&lt;=15;&quot;BON&quot;;&quot;TRES BON&quot;))))" office:value-type="string" office:string-value="MAUVAIS">
            <text:p>MAUVAIS</text:p>
          </table:table-cell>
          <table:table-cell table:style-name="ce7" table:formula="of:=INT([.G171])" office:value-type="float" office:value="6">
            <text:p>6</text:p>
          </table:table-cell>
          <table:table-cell table:style-name="ce7" table:formula="of:=[.G171]-[.I171]" office:value-type="float" office:value="0.5">
            <text:p>0,5</text:p>
          </table:table-cell>
          <table:table-cell table:style-name="ce7" table:formula="of:=IF(E&lt;0.25;[.I171];IF(E&lt;0.75;[.I171]+0.5;[.I171]+1))" office:value-type="float" office:value="6.5">
            <text:p>6,5</text:p>
          </table:table-cell>
          <table:table-cell table:number-columns-repeated="1013"/>
        </table:table-row>
        <table:table-row table:style-name="ro2">
          <table:table-cell table:style-name="ce7" office:value-type="string">
            <text:p>JAEGGLE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7" table:formula="of:=SUMPRODUCT([.B172:.F172];Coef)" office:value-type="float" office:value="14.9">
            <text:p>14,9</text:p>
          </table:table-cell>
          <table:table-cell table:style-name="ce7" table:formula="of:=IF(NOTEF&lt;=5;&quot;NUL&quot;;IF(NOTEF&lt;=8;&quot;MAUVAIS&quot;;IF(NOTEF&lt;=12;&quot;MOYEN&quot;;IF(NOTEF&lt;=15;&quot;BON&quot;;&quot;TRES BON&quot;))))" office:value-type="string" office:string-value="BON">
            <text:p>BON</text:p>
          </table:table-cell>
          <table:table-cell table:style-name="ce7" table:formula="of:=INT([.G172])" office:value-type="float" office:value="14">
            <text:p>14</text:p>
          </table:table-cell>
          <table:table-cell table:style-name="ce7" table:formula="of:=[.G172]-[.I172]" office:value-type="float" office:value="0.899999999999999">
            <text:p>0,9</text:p>
          </table:table-cell>
          <table:table-cell table:style-name="ce7" table:formula="of:=IF(E&lt;0.25;[.I172];IF(E&lt;0.75;[.I172]+0.5;[.I172]+1))" office:value-type="float" office:value="15">
            <text:p>15</text:p>
          </table:table-cell>
          <table:table-cell table:number-columns-repeated="1013"/>
        </table:table-row>
        <table:table-row table:style-name="ro2">
          <table:table-cell table:style-name="ce7" office:value-type="string">
            <text:p>CHEVRIER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7"/>
          <table:table-cell table:style-name="ce7" table:formula="of:=SUMPRODUCT([.B173:.F173];Coef)" office:value-type="float" office:value="10.4">
            <text:p>10,4</text:p>
          </table:table-cell>
          <table:table-cell table:style-name="ce7" table:formula="of:=IF(NOTEF&lt;=5;&quot;NUL&quot;;IF(NOTEF&lt;=8;&quot;MAUVAIS&quot;;IF(NOTEF&lt;=12;&quot;MOYEN&quot;;IF(NOTEF&lt;=15;&quot;BON&quot;;&quot;TRES BON&quot;))))" office:value-type="string" office:string-value="MOYEN">
            <text:p>MOYEN</text:p>
          </table:table-cell>
          <table:table-cell table:style-name="ce7" table:formula="of:=INT([.G173])" office:value-type="float" office:value="10">
            <text:p>10</text:p>
          </table:table-cell>
          <table:table-cell table:style-name="ce7" table:formula="of:=[.G173]-[.I173]" office:value-type="float" office:value="0.399999999999999">
            <text:p>0,4</text:p>
          </table:table-cell>
          <table:table-cell table:style-name="ce7" table:formula="of:=IF(E&lt;0.25;[.I173];IF(E&lt;0.75;[.I173]+0.5;[.I173]+1))" office:value-type="float" office:value="10.5">
            <text:p>10,5</text:p>
          </table:table-cell>
          <table:table-cell table:number-columns-repeated="1013"/>
        </table:table-row>
        <table:table-row table:style-name="ro2">
          <table:table-cell table:style-name="ce7" office:value-type="string">
            <text:p>GEHIN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8">
            <text:p>8</text:p>
          </table:table-cell>
          <table:table-cell table:style-name="ce7"/>
          <table:table-cell table:style-name="ce7" office:value-type="float" office:value="10">
            <text:p>10</text:p>
          </table:table-cell>
          <table:table-cell table:style-name="ce7"/>
          <table:table-cell table:style-name="ce7" table:formula="of:=SUMPRODUCT([.B174:.F174];Coef)" office:value-type="float" office:value="13.4">
            <text:p>13,4</text:p>
          </table:table-cell>
          <table:table-cell table:style-name="ce7" table:formula="of:=IF(NOTEF&lt;=5;&quot;NUL&quot;;IF(NOTEF&lt;=8;&quot;MAUVAIS&quot;;IF(NOTEF&lt;=12;&quot;MOYEN&quot;;IF(NOTEF&lt;=15;&quot;BON&quot;;&quot;TRES BON&quot;))))" office:value-type="string" office:string-value="BON">
            <text:p>BON</text:p>
          </table:table-cell>
          <table:table-cell table:style-name="ce7" table:formula="of:=INT([.G174])" office:value-type="float" office:value="13">
            <text:p>13</text:p>
          </table:table-cell>
          <table:table-cell table:style-name="ce7" table:formula="of:=[.G174]-[.I174]" office:value-type="float" office:value="0.4">
            <text:p>0,4</text:p>
          </table:table-cell>
          <table:table-cell table:style-name="ce7" table:formula="of:=IF(E&lt;0.25;[.I174];IF(E&lt;0.75;[.I174]+0.5;[.I174]+1))" office:value-type="float" office:value="13.5">
            <text:p>13,5</text:p>
          </table:table-cell>
          <table:table-cell table:number-columns-repeated="1013"/>
        </table:table-row>
        <table:table-row table:style-name="ro4">
          <table:table-cell table:style-name="ce7" office:value-type="string">
            <text:p>STEVENOT</text:p>
          </table:table-cell>
          <table:table-cell table:style-name="ce7"/>
          <table:table-cell table:style-name="ce7" office:value-type="float" office:value="8">
            <text:p>8</text:p>
          </table:table-cell>
          <table:table-cell table:style-name="ce7"/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 table:formula="of:=SUMPRODUCT([.B175:.F175];Coef)" office:value-type="float" office:value="4.6">
            <text:p>4,6</text:p>
          </table:table-cell>
          <table:table-cell table:style-name="ce7" table:formula="of:=IF(NOTEF&lt;=5;&quot;NUL&quot;;IF(NOTEF&lt;=8;&quot;MAUVAIS&quot;;IF(NOTEF&lt;=12;&quot;MOYEN&quot;;IF(NOTEF&lt;=15;&quot;BON&quot;;&quot;TRES BON&quot;))))" office:value-type="string" office:string-value="NUL">
            <text:p>NUL</text:p>
          </table:table-cell>
          <table:table-cell table:style-name="ce7" table:formula="of:=INT([.G175])" office:value-type="float" office:value="4">
            <text:p>4</text:p>
          </table:table-cell>
          <table:table-cell table:style-name="ce7" table:formula="of:=[.G175]-[.I175]" office:value-type="float" office:value="0.6">
            <text:p>0,6</text:p>
          </table:table-cell>
          <table:table-cell table:style-name="ce7" table:formula="of:=IF(E&lt;0.25;[.I175];IF(E&lt;0.75;[.I175]+0.5;[.I175]+1))" office:value-type="float" office:value="4.5">
            <text:p>4,5</text:p>
          </table:table-cell>
          <table:table-cell table:number-columns-repeated="1013"/>
        </table:table-row>
        <table:table-row table:style-name="ro4">
          <table:table-cell table:style-name="ce7" office:value-type="string">
            <text:p>VILLATTE</text:p>
          </table:table-cell>
          <table:table-cell table:style-name="ce7" office:value-type="float" office:value="8">
            <text:p>8</text:p>
          </table:table-cell>
          <table:table-cell table:style-name="ce7"/>
          <table:table-cell table:style-name="ce7" office:value-type="string">
            <text:p><text:s/>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7" table:formula="of:=SUMPRODUCT([.B176:.F176];Coef)" office:value-type="float" office:value="8.2">
            <text:p>8,2</text:p>
          </table:table-cell>
          <table:table-cell table:style-name="ce7" table:formula="of:=IF(NOTEF&lt;=5;&quot;NUL&quot;;IF(NOTEF&lt;=8;&quot;MAUVAIS&quot;;IF(NOTEF&lt;=12;&quot;MOYEN&quot;;IF(NOTEF&lt;=15;&quot;BON&quot;;&quot;TRES BON&quot;))))" office:value-type="string" office:string-value="MAUVAIS">
            <text:p>MAUVAIS</text:p>
          </table:table-cell>
          <table:table-cell table:style-name="ce7" table:formula="of:=INT([.G176])" office:value-type="float" office:value="8">
            <text:p>8</text:p>
          </table:table-cell>
          <table:table-cell table:style-name="ce7" table:formula="of:=[.G176]-[.I176]" office:value-type="float" office:value="0.199999999999999">
            <text:p>0,2</text:p>
          </table:table-cell>
          <table:table-cell table:style-name="ce7" table:formula="of:=IF(E&lt;0.25;[.I176];IF(E&lt;0.75;[.I176]+0.5;[.I176]+1))" office:value-type="float" office:value="8">
            <text:p>8</text:p>
          </table:table-cell>
          <table:table-cell table:number-columns-repeated="1013"/>
        </table:table-row>
        <table:table-row table:style-name="ro4">
          <table:table-cell table:style-name="ce7" office:value-type="string">
            <text:p>COLIN 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0">
            <text:p>10</text:p>
          </table:table-cell>
          <table:table-cell table:style-name="ce7"/>
          <table:table-cell table:style-name="ce7" table:formula="of:=SUMPRODUCT([.B177:.F177];Coef)" office:value-type="float" office:value="14.2">
            <text:p>14,2</text:p>
          </table:table-cell>
          <table:table-cell table:style-name="ce7" table:formula="of:=IF(NOTEF&lt;=5;&quot;NUL&quot;;IF(NOTEF&lt;=8;&quot;MAUVAIS&quot;;IF(NOTEF&lt;=12;&quot;MOYEN&quot;;IF(NOTEF&lt;=15;&quot;BON&quot;;&quot;TRES BON&quot;))))" office:value-type="string" office:string-value="BON">
            <text:p>BON</text:p>
          </table:table-cell>
          <table:table-cell table:style-name="ce7" table:formula="of:=INT([.G177])" office:value-type="float" office:value="14">
            <text:p>14</text:p>
          </table:table-cell>
          <table:table-cell table:style-name="ce7" table:formula="of:=[.G177]-[.I177]" office:value-type="float" office:value="0.199999999999999">
            <text:p>0,2</text:p>
          </table:table-cell>
          <table:table-cell table:style-name="ce7" table:formula="of:=IF(E&lt;0.25;[.I177];IF(E&lt;0.75;[.I177]+0.5;[.I177]+1))" office:value-type="float" office:value="14">
            <text:p>14</text:p>
          </table:table-cell>
          <table:table-cell table:number-columns-repeated="1013"/>
        </table:table-row>
        <table:table-row table:style-name="ro4">
          <table:table-cell table:style-name="ce7" office:value-type="string">
            <text:p>HERVE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style-name="ce7" office:value-type="float" office:value="8">
            <text:p>8</text:p>
          </table:table-cell>
          <table:table-cell table:style-name="ce7"/>
          <table:table-cell table:style-name="ce7" table:formula="of:=SUMPRODUCT([.B178:.F178];Coef)" office:value-type="float" office:value="7">
            <text:p>7</text:p>
          </table:table-cell>
          <table:table-cell table:style-name="ce7" table:formula="of:=IF(NOTEF&lt;=5;&quot;NUL&quot;;IF(NOTEF&lt;=8;&quot;MAUVAIS&quot;;IF(NOTEF&lt;=12;&quot;MOYEN&quot;;IF(NOTEF&lt;=15;&quot;BON&quot;;&quot;TRES BON&quot;))))" office:value-type="string" office:string-value="MAUVAIS">
            <text:p>MAUVAIS</text:p>
          </table:table-cell>
          <table:table-cell table:style-name="ce7" table:formula="of:=INT([.G178])" office:value-type="float" office:value="7">
            <text:p>7</text:p>
          </table:table-cell>
          <table:table-cell table:style-name="ce7" table:formula="of:=[.G178]-[.I178]" office:value-type="float" office:value="0">
            <text:p>0</text:p>
          </table:table-cell>
          <table:table-cell table:style-name="ce7" table:formula="of:=IF(E&lt;0.25;[.I178];IF(E&lt;0.75;[.I178]+0.5;[.I178]+1))" office:value-type="float" office:value="7">
            <text:p>7</text:p>
          </table:table-cell>
          <table:table-cell table:number-columns-repeated="1013"/>
        </table:table-row>
        <table:table-row table:style-name="ro4">
          <table:table-cell table:style-name="ce7" office:value-type="string">
            <text:p>CLAUDE</text:p>
          </table:table-cell>
          <table:table-cell table:style-name="ce7" table:number-columns-repeated="2"/>
          <table:table-cell table:style-name="ce7" office:value-type="float" office:value="2">
            <text:p>2</text:p>
          </table:table-cell>
          <table:table-cell table:style-name="ce7" office:value-type="float" office:value="8">
            <text:p>8</text:p>
          </table:table-cell>
          <table:table-cell table:style-name="ce7"/>
          <table:table-cell table:style-name="ce7" table:formula="of:=SUMPRODUCT([.B179:.F179];Coef)" office:value-type="float" office:value="6">
            <text:p>6</text:p>
          </table:table-cell>
          <table:table-cell table:style-name="ce7" table:formula="of:=IF(NOTEF&lt;=5;&quot;NUL&quot;;IF(NOTEF&lt;=8;&quot;MAUVAIS&quot;;IF(NOTEF&lt;=12;&quot;MOYEN&quot;;IF(NOTEF&lt;=15;&quot;BON&quot;;&quot;TRES BON&quot;))))" office:value-type="string" office:string-value="MAUVAIS">
            <text:p>MAUVAIS</text:p>
          </table:table-cell>
          <table:table-cell table:style-name="ce7" table:formula="of:=INT([.G179])" office:value-type="float" office:value="6">
            <text:p>6</text:p>
          </table:table-cell>
          <table:table-cell table:style-name="ce7" table:formula="of:=[.G179]-[.I179]" office:value-type="float" office:value="0">
            <text:p>0</text:p>
          </table:table-cell>
          <table:table-cell table:style-name="ce7" table:formula="of:=IF(E&lt;0.25;[.I179];IF(E&lt;0.75;[.I179]+0.5;[.I179]+1))" office:value-type="float" office:value="6">
            <text:p>6</text:p>
          </table:table-cell>
          <table:table-cell table:number-columns-repeated="1013"/>
        </table:table-row>
        <table:table-row table:style-name="ro4">
          <table:table-cell table:style-name="ce7" office:value-type="string">
            <text:p>PIERREL</text:p>
          </table:table-cell>
          <table:table-cell table:style-name="ce7" office:value-type="float" office:value="7">
            <text:p>7</text:p>
          </table:table-cell>
          <table:table-cell table:style-name="ce7" table:number-columns-repeated="2"/>
          <table:table-cell table:style-name="ce7" office:value-type="float" office:value="8">
            <text:p>8</text:p>
          </table:table-cell>
          <table:table-cell table:style-name="ce7"/>
          <table:table-cell table:style-name="ce7" table:formula="of:=SUMPRODUCT([.B180:.F180];Coef)" office:value-type="float" office:value="8.3">
            <text:p>8,3</text:p>
          </table:table-cell>
          <table:table-cell table:style-name="ce7" table:formula="of:=IF(NOTEF&lt;=5;&quot;NUL&quot;;IF(NOTEF&lt;=8;&quot;MAUVAIS&quot;;IF(NOTEF&lt;=12;&quot;MOYEN&quot;;IF(NOTEF&lt;=15;&quot;BON&quot;;&quot;TRES BON&quot;))))" office:value-type="string" office:string-value="MOYEN">
            <text:p>MOYEN</text:p>
          </table:table-cell>
          <table:table-cell table:style-name="ce7" table:formula="of:=INT([.G180])" office:value-type="float" office:value="8">
            <text:p>8</text:p>
          </table:table-cell>
          <table:table-cell table:style-name="ce7" table:formula="of:=[.G180]-[.I180]" office:value-type="float" office:value="0.300000000000001">
            <text:p>0,3</text:p>
          </table:table-cell>
          <table:table-cell table:style-name="ce7" table:formula="of:=IF(E&lt;0.25;[.I180];IF(E&lt;0.75;[.I180]+0.5;[.I180]+1))" office:value-type="float" office:value="8.5">
            <text:p>8,5</text:p>
          </table:table-cell>
          <table:table-cell table:number-columns-repeated="1013"/>
        </table:table-row>
        <table:table-row table:style-name="ro4">
          <table:table-cell table:style-name="ce7" office:value-type="string">
            <text:p>ADDAR</text:p>
          </table:table-cell>
          <table:table-cell table:style-name="ce7" office:value-type="float" office:value="5">
            <text:p>5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SUMPRODUCT([.B181:.F181];Coef)" office:value-type="float" office:value="3.7">
            <text:p>3,7</text:p>
          </table:table-cell>
          <table:table-cell table:style-name="ce7" table:formula="of:=IF(NOTEF&lt;=5;&quot;NUL&quot;;IF(NOTEF&lt;=8;&quot;MAUVAIS&quot;;IF(NOTEF&lt;=12;&quot;MOYEN&quot;;IF(NOTEF&lt;=15;&quot;BON&quot;;&quot;TRES BON&quot;))))" office:value-type="string" office:string-value="NUL">
            <text:p>NUL</text:p>
          </table:table-cell>
          <table:table-cell table:style-name="ce7" table:formula="of:=INT([.G181])" office:value-type="float" office:value="3">
            <text:p>3</text:p>
          </table:table-cell>
          <table:table-cell table:style-name="ce7" table:formula="of:=[.G181]-[.I181]" office:value-type="float" office:value="0.7">
            <text:p>0,7</text:p>
          </table:table-cell>
          <table:table-cell table:style-name="ce7" table:formula="of:=IF(E&lt;0.25;[.I181];IF(E&lt;0.75;[.I181]+0.5;[.I181]+1))" office:value-type="float" office:value="3.5">
            <text:p>3,5</text:p>
          </table:table-cell>
          <table:table-cell table:number-columns-repeated="1013"/>
        </table:table-row>
        <table:table-row table:style-name="ro4">
          <table:table-cell table:style-name="ce7" office:value-type="string">
            <text:p>BERTOLOTTI</text:p>
          </table:table-cell>
          <table:table-cell table:style-name="ce7" table:number-columns-repeated="2"/>
          <table:table-cell table:style-name="ce7" office:value-type="float" office:value="1">
            <text:p>1</text:p>
          </table:table-cell>
          <table:table-cell table:style-name="ce7" office:value-type="float" office:value="8">
            <text:p>8</text:p>
          </table:table-cell>
          <table:table-cell table:style-name="ce7"/>
          <table:table-cell table:style-name="ce7" table:formula="of:=SUMPRODUCT([.B182:.F182];Coef)" office:value-type="float" office:value="5.4">
            <text:p>5,4</text:p>
          </table:table-cell>
          <table:table-cell table:style-name="ce7" table:formula="of:=IF(NOTEF&lt;=5;&quot;NUL&quot;;IF(NOTEF&lt;=8;&quot;MAUVAIS&quot;;IF(NOTEF&lt;=12;&quot;MOYEN&quot;;IF(NOTEF&lt;=15;&quot;BON&quot;;&quot;TRES BON&quot;))))" office:value-type="string" office:string-value="MAUVAIS">
            <text:p>MAUVAIS</text:p>
          </table:table-cell>
          <table:table-cell table:style-name="ce7" table:formula="of:=INT([.G182])" office:value-type="float" office:value="5">
            <text:p>5</text:p>
          </table:table-cell>
          <table:table-cell table:style-name="ce7" table:formula="of:=[.G182]-[.I182]" office:value-type="float" office:value="0.4">
            <text:p>0,4</text:p>
          </table:table-cell>
          <table:table-cell table:style-name="ce7" table:formula="of:=IF(E&lt;0.25;[.I182];IF(E&lt;0.75;[.I182]+0.5;[.I182]+1))" office:value-type="float" office:value="5.5">
            <text:p>5,5</text:p>
          </table:table-cell>
          <table:table-cell table:number-columns-repeated="1013"/>
        </table:table-row>
        <table:table-row table:style-name="ro4">
          <table:table-cell table:style-name="ce7" office:value-type="string">
            <text:p>BAUMONT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0">
            <text:p>10</text:p>
          </table:table-cell>
          <table:table-cell table:style-name="ce7"/>
          <table:table-cell table:style-name="ce7" office:value-type="float" office:value="8">
            <text:p>8</text:p>
          </table:table-cell>
          <table:table-cell table:style-name="ce7"/>
          <table:table-cell table:style-name="ce7" table:formula="of:=SUMPRODUCT([.B183:.F183];Coef)" office:value-type="float" office:value="12.8">
            <text:p>12,8</text:p>
          </table:table-cell>
          <table:table-cell table:style-name="ce7" table:formula="of:=IF(NOTEF&lt;=5;&quot;NUL&quot;;IF(NOTEF&lt;=8;&quot;MAUVAIS&quot;;IF(NOTEF&lt;=12;&quot;MOYEN&quot;;IF(NOTEF&lt;=15;&quot;BON&quot;;&quot;TRES BON&quot;))))" office:value-type="string" office:string-value="BON">
            <text:p>BON</text:p>
          </table:table-cell>
          <table:table-cell table:style-name="ce7" table:formula="of:=INT([.G183])" office:value-type="float" office:value="12">
            <text:p>12</text:p>
          </table:table-cell>
          <table:table-cell table:style-name="ce7" table:formula="of:=[.G183]-[.I183]" office:value-type="float" office:value="0.800000000000001">
            <text:p>0,8</text:p>
          </table:table-cell>
          <table:table-cell table:style-name="ce7" table:formula="of:=IF(E&lt;0.25;[.I183];IF(E&lt;0.75;[.I183]+0.5;[.I183]+1))" office:value-type="float" office:value="13">
            <text:p>13</text:p>
          </table:table-cell>
          <table:table-cell table:number-columns-repeated="1013"/>
        </table:table-row>
        <table:table-row table:style-name="ro4">
          <table:table-cell table:style-name="ce7" office:value-type="string">
            <text:p>CLAUDEL</text:p>
          </table:table-cell>
          <table:table-cell table:style-name="ce7" office:value-type="float" office:value="1">
            <text:p>1</text:p>
          </table:table-cell>
          <table:table-cell table:style-name="ce7" table:number-columns-repeated="2"/>
          <table:table-cell table:style-name="ce7" office:value-type="float" office:value="7">
            <text:p>7</text:p>
          </table:table-cell>
          <table:table-cell table:style-name="ce7"/>
          <table:table-cell table:style-name="ce7" table:formula="of:=SUMPRODUCT([.B184:.F184];Coef)" office:value-type="float" office:value="4.7">
            <text:p>4,7</text:p>
          </table:table-cell>
          <table:table-cell table:style-name="ce7" table:formula="of:=IF(NOTEF&lt;=5;&quot;NUL&quot;;IF(NOTEF&lt;=8;&quot;MAUVAIS&quot;;IF(NOTEF&lt;=12;&quot;MOYEN&quot;;IF(NOTEF&lt;=15;&quot;BON&quot;;&quot;TRES BON&quot;))))" office:value-type="string" office:string-value="NUL">
            <text:p>NUL</text:p>
          </table:table-cell>
          <table:table-cell table:style-name="ce7" table:formula="of:=INT([.G184])" office:value-type="float" office:value="4">
            <text:p>4</text:p>
          </table:table-cell>
          <table:table-cell table:style-name="ce7" table:formula="of:=[.G184]-[.I184]" office:value-type="float" office:value="0.7">
            <text:p>0,7</text:p>
          </table:table-cell>
          <table:table-cell table:style-name="ce7" table:formula="of:=IF(E&lt;0.25;[.I184];IF(E&lt;0.75;[.I184]+0.5;[.I184]+1))" office:value-type="float" office:value="4.5">
            <text:p>4,5</text:p>
          </table:table-cell>
          <table:table-cell table:number-columns-repeated="1013"/>
        </table:table-row>
        <table:table-row table:style-name="ro4">
          <table:table-cell table:style-name="ce7" office:value-type="string">
            <text:p>FLEURY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0">
            <text:p>10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SUMPRODUCT([.B185:.F185];Coef)" office:value-type="float" office:value="9.2">
            <text:p>9,2</text:p>
          </table:table-cell>
          <table:table-cell table:style-name="ce7" table:formula="of:=IF(NOTEF&lt;=5;&quot;NUL&quot;;IF(NOTEF&lt;=8;&quot;MAUVAIS&quot;;IF(NOTEF&lt;=12;&quot;MOYEN&quot;;IF(NOTEF&lt;=15;&quot;BON&quot;;&quot;TRES BON&quot;))))" office:value-type="string" office:string-value="MOYEN">
            <text:p>MOYEN</text:p>
          </table:table-cell>
          <table:table-cell table:style-name="ce7" table:formula="of:=INT([.G185])" office:value-type="float" office:value="9">
            <text:p>9</text:p>
          </table:table-cell>
          <table:table-cell table:style-name="ce7" table:formula="of:=[.G185]-[.I185]" office:value-type="float" office:value="0.199999999999999">
            <text:p>0,2</text:p>
          </table:table-cell>
          <table:table-cell table:style-name="ce7" table:formula="of:=IF(E&lt;0.25;[.I185];IF(E&lt;0.75;[.I185]+0.5;[.I185]+1))" office:value-type="float" office:value="9">
            <text:p>9</text:p>
          </table:table-cell>
          <table:table-cell table:number-columns-repeated="1013"/>
        </table:table-row>
        <table:table-row table:style-name="ro4">
          <table:table-cell table:style-name="ce7" office:value-type="string">
            <text:p>SANGIANI</text:p>
          </table:table-cell>
          <table:table-cell table:style-name="ce7" table:number-columns-repeated="2"/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SUMPRODUCT([.B186:.F186];Coef)" office:value-type="float" office:value="1.8">
            <text:p>1,8</text:p>
          </table:table-cell>
          <table:table-cell table:style-name="ce7" table:formula="of:=IF(NOTEF&lt;=5;&quot;NUL&quot;;IF(NOTEF&lt;=8;&quot;MAUVAIS&quot;;IF(NOTEF&lt;=12;&quot;MOYEN&quot;;IF(NOTEF&lt;=15;&quot;BON&quot;;&quot;TRES BON&quot;))))" office:value-type="string" office:string-value="NUL">
            <text:p>NUL</text:p>
          </table:table-cell>
          <table:table-cell table:style-name="ce7" table:formula="of:=INT([.G186])" office:value-type="float" office:value="1">
            <text:p>1</text:p>
          </table:table-cell>
          <table:table-cell table:style-name="ce7" table:formula="of:=[.G186]-[.I186]" office:value-type="float" office:value="0.8">
            <text:p>0,8</text:p>
          </table:table-cell>
          <table:table-cell table:style-name="ce7" table:formula="of:=IF(E&lt;0.25;[.I186];IF(E&lt;0.75;[.I186]+0.5;[.I186]+1))" office:value-type="float" office:value="2">
            <text:p>2</text:p>
          </table:table-cell>
          <table:table-cell table:number-columns-repeated="1013"/>
        </table:table-row>
        <table:table-row table:style-name="ro4">
          <table:table-cell table:style-name="ce7" office:value-type="string">
            <text:p>MARCHAL</text:p>
          </table:table-cell>
          <table:table-cell table:style-name="ce7" office:value-type="float" office:value="10">
            <text:p>10</text:p>
          </table:table-cell>
          <table:table-cell table:style-name="ce7"/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/>
          <table:table-cell table:style-name="ce7" table:formula="of:=SUMPRODUCT([.B187:.F187];Coef)" office:value-type="float" office:value="10.4">
            <text:p>10,4</text:p>
          </table:table-cell>
          <table:table-cell table:style-name="ce7" table:formula="of:=IF(NOTEF&lt;=5;&quot;NUL&quot;;IF(NOTEF&lt;=8;&quot;MAUVAIS&quot;;IF(NOTEF&lt;=12;&quot;MOYEN&quot;;IF(NOTEF&lt;=15;&quot;BON&quot;;&quot;TRES BON&quot;))))" office:value-type="string" office:string-value="MOYEN">
            <text:p>MOYEN</text:p>
          </table:table-cell>
          <table:table-cell table:style-name="ce7" table:formula="of:=INT([.G187])" office:value-type="float" office:value="10">
            <text:p>10</text:p>
          </table:table-cell>
          <table:table-cell table:style-name="ce7" table:formula="of:=[.G187]-[.I187]" office:value-type="float" office:value="0.4">
            <text:p>0,4</text:p>
          </table:table-cell>
          <table:table-cell table:style-name="ce7" table:formula="of:=IF(E&lt;0.25;[.I187];IF(E&lt;0.75;[.I187]+0.5;[.I187]+1))" office:value-type="float" office:value="10.5">
            <text:p>10,5</text:p>
          </table:table-cell>
          <table:table-cell table:number-columns-repeated="1013"/>
        </table:table-row>
        <table:table-row table:style-name="ro2">
          <table:table-cell table:style-name="ce7" office:value-type="string">
            <text:p>KETTERING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7" table:formula="of:=SUMPRODUCT([.B188:.F188];Coef)" office:value-type="float" office:value="8.3">
            <text:p>8,3</text:p>
          </table:table-cell>
          <table:table-cell table:style-name="ce7" table:formula="of:=IF(NOTEF&lt;=5;&quot;NUL&quot;;IF(NOTEF&lt;=8;&quot;MAUVAIS&quot;;IF(NOTEF&lt;=12;&quot;MOYEN&quot;;IF(NOTEF&lt;=15;&quot;BON&quot;;&quot;TRES BON&quot;))))" office:value-type="string" office:string-value="MOYEN">
            <text:p>MOYEN</text:p>
          </table:table-cell>
          <table:table-cell table:style-name="ce7" table:formula="of:=INT([.G188])" office:value-type="float" office:value="8">
            <text:p>8</text:p>
          </table:table-cell>
          <table:table-cell table:style-name="ce7" table:formula="of:=[.G188]-[.I188]" office:value-type="float" office:value="0.300000000000001">
            <text:p>0,3</text:p>
          </table:table-cell>
          <table:table-cell table:style-name="ce7" table:formula="of:=IF(E&lt;0.25;[.I188];IF(E&lt;0.75;[.I188]+0.5;[.I188]+1))" office:value-type="float" office:value="8.5">
            <text:p>8,5</text:p>
          </table:table-cell>
          <table:table-cell table:number-columns-repeated="1013"/>
        </table:table-row>
        <table:table-row table:style-name="ro2">
          <table:table-cell table:style-name="ce7" office:value-type="string">
            <text:p>DAVOUSE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0">
            <text:p>10</text:p>
          </table:table-cell>
          <table:table-cell table:style-name="ce7" table:formula="of:=SUMPRODUCT([.B189:.F189];Coef)" office:value-type="float" office:value="15">
            <text:p>15</text:p>
          </table:table-cell>
          <table:table-cell table:style-name="ce7" table:formula="of:=IF(NOTEF&lt;=5;&quot;NUL&quot;;IF(NOTEF&lt;=8;&quot;MAUVAIS&quot;;IF(NOTEF&lt;=12;&quot;MOYEN&quot;;IF(NOTEF&lt;=15;&quot;BON&quot;;&quot;TRES BON&quot;))))" office:value-type="string" office:string-value="BON">
            <text:p>BON</text:p>
          </table:table-cell>
          <table:table-cell table:style-name="ce7" table:formula="of:=INT([.G189])" office:value-type="float" office:value="15">
            <text:p>15</text:p>
          </table:table-cell>
          <table:table-cell table:style-name="ce7" table:formula="of:=[.G189]-[.I189]" office:value-type="float" office:value="0">
            <text:p>0</text:p>
          </table:table-cell>
          <table:table-cell table:style-name="ce7" table:formula="of:=IF(E&lt;0.25;[.I189];IF(E&lt;0.75;[.I189]+0.5;[.I189]+1))" office:value-type="float" office:value="15">
            <text:p>15</text:p>
          </table:table-cell>
          <table:table-cell table:number-columns-repeated="1013"/>
        </table:table-row>
        <table:table-row table:style-name="ro2">
          <table:table-cell table:style-name="ce7" office:value-type="string">
            <text:p>MOUGENOT</text:p>
          </table:table-cell>
          <table:table-cell table:style-name="ce7" office:value-type="float" office:value="10">
            <text:p>10</text:p>
          </table:table-cell>
          <table:table-cell table:style-name="ce7"/>
          <table:table-cell table:style-name="ce7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7" table:formula="of:=SUMPRODUCT([.B190:.F190];Coef)" office:value-type="float" office:value="11">
            <text:p>11</text:p>
          </table:table-cell>
          <table:table-cell table:style-name="ce7" table:formula="of:=IF(NOTEF&lt;=5;&quot;NUL&quot;;IF(NOTEF&lt;=8;&quot;MAUVAIS&quot;;IF(NOTEF&lt;=12;&quot;MOYEN&quot;;IF(NOTEF&lt;=15;&quot;BON&quot;;&quot;TRES BON&quot;))))" office:value-type="string" office:string-value="MOYEN">
            <text:p>MOYEN</text:p>
          </table:table-cell>
          <table:table-cell table:style-name="ce7" table:formula="of:=INT([.G190])" office:value-type="float" office:value="11">
            <text:p>11</text:p>
          </table:table-cell>
          <table:table-cell table:style-name="ce7" table:formula="of:=[.G190]-[.I190]" office:value-type="float" office:value="0">
            <text:p>0</text:p>
          </table:table-cell>
          <table:table-cell table:style-name="ce7" table:formula="of:=IF(E&lt;0.25;[.I190];IF(E&lt;0.75;[.I190]+0.5;[.I190]+1))" office:value-type="float" office:value="11">
            <text:p>11</text:p>
          </table:table-cell>
          <table:table-cell table:number-columns-repeated="1013"/>
        </table:table-row>
        <table:table-row table:style-name="ro2">
          <table:table-cell table:style-name="ce7" office:value-type="string">
            <text:p>COLLET 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5">
            <text:p>5</text:p>
          </table:table-cell>
          <table:table-cell table:style-name="ce7" table:formula="of:=SUMPRODUCT([.B191:.F191];Coef)" office:value-type="float" office:value="18">
            <text:p>18</text:p>
          </table:table-cell>
          <table:table-cell table:style-name="ce7" table:formula="of:=IF(NOTEF&lt;=5;&quot;NUL&quot;;IF(NOTEF&lt;=8;&quot;MAUVAIS&quot;;IF(NOTEF&lt;=12;&quot;MOYEN&quot;;IF(NOTEF&lt;=15;&quot;BON&quot;;&quot;TRES BON&quot;))))" office:value-type="string" office:string-value="TRES BON">
            <text:p>TRES BON</text:p>
          </table:table-cell>
          <table:table-cell table:style-name="ce7" table:formula="of:=INT([.G191])" office:value-type="float" office:value="18">
            <text:p>18</text:p>
          </table:table-cell>
          <table:table-cell table:style-name="ce7" table:formula="of:=[.G191]-[.I191]" office:value-type="float" office:value="0">
            <text:p>0</text:p>
          </table:table-cell>
          <table:table-cell table:style-name="ce7" table:formula="of:=IF(E&lt;0.25;[.I191];IF(E&lt;0.75;[.I191]+0.5;[.I191]+1))" office:value-type="float" office:value="18">
            <text:p>18</text:p>
          </table:table-cell>
          <table:table-cell table:number-columns-repeated="1013"/>
        </table:table-row>
        <table:table-row table:style-name="ro2">
          <table:table-cell table:style-name="ce7" table:number-columns-repeated="11"/>
          <table:table-cell table:number-columns-repeated="1013"/>
        </table:table-row>
        <table:table-row table:style-name="ro2">
          <table:table-cell table:style-name="ce7" office:value-type="string">
            <text:p>Moyenne</text:p>
          </table:table-cell>
          <table:table-cell table:style-name="ce7" table:formula="of:=AVERAGE(NOTE)" office:value-type="float" office:value="10.4">
            <text:p>10,4</text:p>
          </table:table-cell>
          <table:table-cell table:style-name="ce7" table:number-columns-repeated="9"/>
          <table:table-cell table:number-columns-repeated="1013"/>
        </table:table-row>
        <table:table-row table:style-name="ro2">
          <table:table-cell table:style-name="ce7" office:value-type="string">
            <text:p>Ecart-type</text:p>
          </table:table-cell>
          <table:table-cell table:style-name="ce7" table:formula="of:=STDEVP(NOTE)" office:value-type="float" office:value="4.26399656034883">
            <text:p>4,26</text:p>
          </table:table-cell>
          <table:table-cell table:style-name="ce7" table:number-columns-repeated="9"/>
          <table:table-cell table:number-columns-repeated="1013"/>
        </table:table-row>
        <table:table-row table:style-name="ro2">
          <table:table-cell table:style-name="ce7" table:number-columns-repeated="11"/>
          <table:table-cell table:number-columns-repeated="1013"/>
        </table:table-row>
        <table:table-row table:style-name="ro2">
          <table:table-cell table:style-name="ce7" office:value-type="string">
            <text:p>NUL</text:p>
          </table:table-cell>
          <table:table-cell table:style-name="ce7" office:value-type="float" office:value="5">
            <text:p>5</text:p>
          </table:table-cell>
          <table:table-cell table:style-name="ce7" table:number-columns-repeated="9"/>
          <table:table-cell table:number-columns-repeated="1013"/>
        </table:table-row>
        <table:table-row table:style-name="ro2">
          <table:table-cell table:style-name="ce7" office:value-type="string">
            <text:p>MAUVAIS</text:p>
          </table:table-cell>
          <table:table-cell table:style-name="ce7" office:value-type="float" office:value="5">
            <text:p>5</text:p>
          </table:table-cell>
          <table:table-cell table:style-name="ce7" table:number-columns-repeated="9"/>
          <table:table-cell table:number-columns-repeated="1013"/>
        </table:table-row>
        <table:table-row table:style-name="ro2">
          <table:table-cell table:style-name="ce7" office:value-type="string">
            <text:p>MOYEN</text:p>
          </table:table-cell>
          <table:table-cell table:style-name="ce7" office:value-type="float" office:value="13">
            <text:p>13</text:p>
          </table:table-cell>
          <table:table-cell table:style-name="ce7" table:number-columns-repeated="9"/>
          <table:table-cell table:number-columns-repeated="1013"/>
        </table:table-row>
        <table:table-row table:style-name="ro2">
          <table:table-cell table:style-name="ce7" office:value-type="string">
            <text:p>BON</text:p>
          </table:table-cell>
          <table:table-cell table:style-name="ce7" office:value-type="float" office:value="9">
            <text:p>9</text:p>
          </table:table-cell>
          <table:table-cell table:style-name="ce7" table:number-columns-repeated="9"/>
          <table:table-cell table:number-columns-repeated="1013"/>
        </table:table-row>
        <table:table-row table:style-name="ro2">
          <table:table-cell table:style-name="ce7" office:value-type="string">
            <text:p>TRES BON</text:p>
          </table:table-cell>
          <table:table-cell table:style-name="ce7" office:value-type="float" office:value="4">
            <text:p>4</text:p>
          </table:table-cell>
          <table:table-cell table:style-name="ce7" table:number-columns-repeated="9"/>
          <table:table-cell table:number-columns-repeated="1013"/>
        </table:table-row>
        <table:table-row table:style-name="ro2" table:number-rows-repeated="5">
          <table:table-cell table:style-name="ce7" table:number-columns-repeated="11"/>
          <table:table-cell table:number-columns-repeated="1013"/>
        </table:table-row>
        <table:table-row table:style-name="ro2">
          <table:table-cell table:style-name="Default" office:value-type="string">
            <text:p>IUT 2 </text:p>
          </table:table-cell>
          <table:table-cell table:style-name="Default"/>
          <table:table-cell table:style-name="Default" office:value-type="string">
            <text:p>F.OURION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OLLE MAINTENANCE N° 1 DU 28 NOVEMBRE 93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>
            <text:p>NOM</text:p>
          </table:table-cell>
          <table:table-cell table:style-name="ce17" office:value-type="string">
            <text:p>NOTE</text:p>
          </table:table-cell>
          <table:table-cell table:number-columns-repeated="1022"/>
        </table:table-row>
        <table:table-row table:style-name="ro2">
          <table:table-cell table:style-name="ce9" table:formula="of:=[.A156]" office:value-type="string" office:string-value="GERARD ">
            <text:p>GERARD </text:p>
          </table:table-cell>
          <table:table-cell table:style-name="ce18" table:formula="of:=[.K156]" office:value-type="float" office:value="3">
            <text:p>3</text:p>
          </table:table-cell>
          <table:table-cell table:number-columns-repeated="1022"/>
        </table:table-row>
        <table:table-row table:style-name="ro2">
          <table:table-cell table:style-name="ce9" table:formula="of:=[.A157]" office:value-type="string" office:string-value="SOYER">
            <text:p>SOYER</text:p>
          </table:table-cell>
          <table:table-cell table:style-name="ce18" table:formula="of:=[.K157]" office:value-type="float" office:value="8.5">
            <text:p>9</text:p>
          </table:table-cell>
          <table:table-cell table:number-columns-repeated="1022"/>
        </table:table-row>
        <table:table-row table:style-name="ro2">
          <table:table-cell table:style-name="ce9" table:formula="of:=[.A158]" office:value-type="string" office:string-value="MATHIEU">
            <text:p>MATHIEU</text:p>
          </table:table-cell>
          <table:table-cell table:style-name="ce18" table:formula="of:=[.K158]" office:value-type="float" office:value="11.5">
            <text:p>12</text:p>
          </table:table-cell>
          <table:table-cell table:number-columns-repeated="1022"/>
        </table:table-row>
        <table:table-row table:style-name="ro2">
          <table:table-cell table:style-name="ce9" table:formula="of:=[.A159]" office:value-type="string" office:string-value="DIDIER">
            <text:p>DIDIER</text:p>
          </table:table-cell>
          <table:table-cell table:style-name="ce18" table:formula="of:=[.K159]" office:value-type="float" office:value="19.5">
            <text:p>20</text:p>
          </table:table-cell>
          <table:table-cell table:number-columns-repeated="1022"/>
        </table:table-row>
        <table:table-row table:style-name="ro2">
          <table:table-cell table:style-name="ce9" table:formula="of:=[.A160]" office:value-type="string" office:string-value="BARNET">
            <text:p>BARNET</text:p>
          </table:table-cell>
          <table:table-cell table:style-name="ce18" table:formula="of:=[.K160]" office:value-type="float" office:value="11">
            <text:p>11</text:p>
          </table:table-cell>
          <table:table-cell table:number-columns-repeated="1022"/>
        </table:table-row>
        <table:table-row table:style-name="ro2">
          <table:table-cell table:style-name="ce9" table:formula="of:=[.A161]" office:value-type="string" office:string-value="THIRIET">
            <text:p>THIRIET</text:p>
          </table:table-cell>
          <table:table-cell table:style-name="ce18" table:formula="of:=[.K161]" office:value-type="float" office:value="9">
            <text:p>9</text:p>
          </table:table-cell>
          <table:table-cell table:number-columns-repeated="1022"/>
        </table:table-row>
        <table:table-row table:style-name="ro2">
          <table:table-cell table:style-name="ce9" table:formula="of:=[.A162]" office:value-type="string" office:string-value="BONTEMS">
            <text:p>BONTEMS</text:p>
          </table:table-cell>
          <table:table-cell table:style-name="ce18" table:formula="of:=[.K162]" office:value-type="float" office:value="12.5">
            <text:p>13</text:p>
          </table:table-cell>
          <table:table-cell table:number-columns-repeated="1022"/>
        </table:table-row>
        <table:table-row table:style-name="ro2">
          <table:table-cell table:style-name="ce9" table:formula="of:=[.A163]" office:value-type="string" office:string-value="TAGHZOUT">
            <text:p>TAGHZOUT</text:p>
          </table:table-cell>
          <table:table-cell table:style-name="ce18" table:formula="of:=[.K163]" office:value-type="float" office:value="18">
            <text:p>18</text:p>
          </table:table-cell>
          <table:table-cell table:number-columns-repeated="1022"/>
        </table:table-row>
        <table:table-row table:style-name="ro2">
          <table:table-cell table:style-name="ce9" table:formula="of:=[.A164]" office:value-type="string" office:string-value="MOUGIN">
            <text:p>MOUGIN</text:p>
          </table:table-cell>
          <table:table-cell table:style-name="ce18" table:formula="of:=[.K164]" office:value-type="float" office:value="10.5">
            <text:p>11</text:p>
          </table:table-cell>
          <table:table-cell table:number-columns-repeated="1022"/>
        </table:table-row>
        <table:table-row table:style-name="ro2">
          <table:table-cell table:style-name="ce9" table:formula="of:=[.A165]" office:value-type="string" office:string-value="WEIL">
            <text:p>WEIL</text:p>
          </table:table-cell>
          <table:table-cell table:style-name="ce18" table:formula="of:=[.K165]" office:value-type="float" office:value="13.5">
            <text:p>14</text:p>
          </table:table-cell>
          <table:table-cell table:number-columns-repeated="1022"/>
        </table:table-row>
        <table:table-row table:style-name="ro2">
          <table:table-cell table:style-name="ce9" table:formula="of:=[.A166]" office:value-type="string" office:string-value="GROS">
            <text:p>GROS</text:p>
          </table:table-cell>
          <table:table-cell table:style-name="ce18" table:formula="of:=[.K166]" office:value-type="float" office:value="12">
            <text:p>12</text:p>
          </table:table-cell>
          <table:table-cell table:number-columns-repeated="1022"/>
        </table:table-row>
        <table:table-row table:style-name="ro2">
          <table:table-cell table:style-name="ce9" table:formula="of:=[.A167]" office:value-type="string" office:string-value="HENRY">
            <text:p>HENRY</text:p>
          </table:table-cell>
          <table:table-cell table:style-name="ce18" table:formula="of:=[.K167]" office:value-type="float" office:value="9.5">
            <text:p>10</text:p>
          </table:table-cell>
          <table:table-cell table:number-columns-repeated="1022"/>
        </table:table-row>
        <table:table-row table:style-name="ro2">
          <table:table-cell table:style-name="ce9" table:formula="of:=[.A168]" office:value-type="string" office:string-value="GROSGEORGES">
            <text:p>GROSGEORGES</text:p>
          </table:table-cell>
          <table:table-cell table:style-name="ce18" table:formula="of:=[.K168]" office:value-type="float" office:value="12.5">
            <text:p>13</text:p>
          </table:table-cell>
          <table:table-cell table:number-columns-repeated="1022"/>
        </table:table-row>
        <table:table-row table:style-name="ro2">
          <table:table-cell table:style-name="ce9" table:formula="of:=[.A169]" office:value-type="string" office:string-value="SPARFEL">
            <text:p>SPARFEL</text:p>
          </table:table-cell>
          <table:table-cell table:style-name="ce18" table:formula="of:=[.K169]" office:value-type="float" office:value="15">
            <text:p>15</text:p>
          </table:table-cell>
          <table:table-cell table:number-columns-repeated="1022"/>
        </table:table-row>
        <table:table-row table:style-name="ro2">
          <table:table-cell table:style-name="ce9" table:formula="of:=[.A170]" office:value-type="string" office:string-value="BAILLY">
            <text:p>BAILLY</text:p>
          </table:table-cell>
          <table:table-cell table:style-name="ce18" table:formula="of:=[.K170]" office:value-type="float" office:value="13.5">
            <text:p>14</text:p>
          </table:table-cell>
          <table:table-cell table:number-columns-repeated="1022"/>
        </table:table-row>
        <table:table-row table:style-name="ro2">
          <table:table-cell table:style-name="ce9" table:formula="of:=[.A171]" office:value-type="string" office:string-value="DIETZ">
            <text:p>DIETZ</text:p>
          </table:table-cell>
          <table:table-cell table:style-name="ce18" table:formula="of:=[.K171]" office:value-type="float" office:value="6.5">
            <text:p>7</text:p>
          </table:table-cell>
          <table:table-cell table:number-columns-repeated="1022"/>
        </table:table-row>
        <table:table-row table:style-name="ro2">
          <table:table-cell table:style-name="ce9" table:formula="of:=[.A172]" office:value-type="string" office:string-value="JAEGGLE">
            <text:p>JAEGGLE</text:p>
          </table:table-cell>
          <table:table-cell table:style-name="ce18" table:formula="of:=[.K172]" office:value-type="float" office:value="15">
            <text:p>15</text:p>
          </table:table-cell>
          <table:table-cell table:number-columns-repeated="1022"/>
        </table:table-row>
        <table:table-row table:style-name="ro2">
          <table:table-cell table:style-name="ce9" table:formula="of:=[.A173]" office:value-type="string" office:string-value="CHEVRIER">
            <text:p>CHEVRIER</text:p>
          </table:table-cell>
          <table:table-cell table:style-name="ce18" table:formula="of:=[.K173]" office:value-type="float" office:value="10.5">
            <text:p>11</text:p>
          </table:table-cell>
          <table:table-cell table:number-columns-repeated="1022"/>
        </table:table-row>
        <table:table-row table:style-name="ro2">
          <table:table-cell table:style-name="ce9" table:formula="of:=[.A174]" office:value-type="string" office:string-value="GEHIN">
            <text:p>GEHIN</text:p>
          </table:table-cell>
          <table:table-cell table:style-name="ce18" table:formula="of:=[.K174]" office:value-type="float" office:value="13.5">
            <text:p>14</text:p>
          </table:table-cell>
          <table:table-cell table:number-columns-repeated="1022"/>
        </table:table-row>
        <table:table-row table:style-name="ro2">
          <table:table-cell table:style-name="ce9" table:formula="of:=[.A175]" office:value-type="string" office:string-value="STEVENOT">
            <text:p>STEVENOT</text:p>
          </table:table-cell>
          <table:table-cell table:style-name="ce18" table:formula="of:=[.K175]" office:value-type="float" office:value="4.5">
            <text:p>5</text:p>
          </table:table-cell>
          <table:table-cell table:number-columns-repeated="1022"/>
        </table:table-row>
        <table:table-row table:style-name="ro2">
          <table:table-cell table:style-name="ce9" table:formula="of:=[.A176]" office:value-type="string" office:string-value="VILLATTE">
            <text:p>VILLATTE</text:p>
          </table:table-cell>
          <table:table-cell table:style-name="ce18" table:formula="of:=[.K176]" office:value-type="float" office:value="8">
            <text:p>8</text:p>
          </table:table-cell>
          <table:table-cell table:number-columns-repeated="1022"/>
        </table:table-row>
        <table:table-row table:style-name="ro2">
          <table:table-cell table:style-name="ce9" table:formula="of:=[.A177]" office:value-type="string" office:string-value="COLIN ">
            <text:p>COLIN </text:p>
          </table:table-cell>
          <table:table-cell table:style-name="ce18" table:formula="of:=[.K177]" office:value-type="float" office:value="14">
            <text:p>14</text:p>
          </table:table-cell>
          <table:table-cell table:number-columns-repeated="1022"/>
        </table:table-row>
        <table:table-row table:style-name="ro2">
          <table:table-cell table:style-name="ce9" table:formula="of:=[.A178]" office:value-type="string" office:string-value="HERVE">
            <text:p>HERVE</text:p>
          </table:table-cell>
          <table:table-cell table:style-name="ce18" table:formula="of:=[.K178]" office:value-type="float" office:value="7">
            <text:p>7</text:p>
          </table:table-cell>
          <table:table-cell table:number-columns-repeated="1022"/>
        </table:table-row>
        <table:table-row table:style-name="ro2">
          <table:table-cell table:style-name="ce9" table:formula="of:=[.A179]" office:value-type="string" office:string-value="CLAUDE">
            <text:p>CLAUDE</text:p>
          </table:table-cell>
          <table:table-cell table:style-name="ce18" table:formula="of:=[.K179]" office:value-type="float" office:value="6">
            <text:p>6</text:p>
          </table:table-cell>
          <table:table-cell table:number-columns-repeated="1022"/>
        </table:table-row>
        <table:table-row table:style-name="ro2">
          <table:table-cell table:style-name="ce9" table:formula="of:=[.A180]" office:value-type="string" office:string-value="PIERREL">
            <text:p>PIERREL</text:p>
          </table:table-cell>
          <table:table-cell table:style-name="ce18" table:formula="of:=[.K180]" office:value-type="float" office:value="8.5">
            <text:p>9</text:p>
          </table:table-cell>
          <table:table-cell table:number-columns-repeated="1022"/>
        </table:table-row>
        <table:table-row table:style-name="ro2">
          <table:table-cell table:style-name="ce9" table:formula="of:=[.A181]" office:value-type="string" office:string-value="ADDAR">
            <text:p>ADDAR</text:p>
          </table:table-cell>
          <table:table-cell table:style-name="ce18" table:formula="of:=[.K181]" office:value-type="float" office:value="3.5">
            <text:p>4</text:p>
          </table:table-cell>
          <table:table-cell table:number-columns-repeated="1022"/>
        </table:table-row>
        <table:table-row table:style-name="ro2">
          <table:table-cell table:style-name="ce9" table:formula="of:=[.A182]" office:value-type="string" office:string-value="BERTOLOTTI">
            <text:p>BERTOLOTTI</text:p>
          </table:table-cell>
          <table:table-cell table:style-name="ce18" table:formula="of:=[.K182]" office:value-type="float" office:value="5.5">
            <text:p>6</text:p>
          </table:table-cell>
          <table:table-cell table:number-columns-repeated="1022"/>
        </table:table-row>
        <table:table-row table:style-name="ro2">
          <table:table-cell table:style-name="ce9" table:formula="of:=[.A183]" office:value-type="string" office:string-value="BAUMONT">
            <text:p>BAUMONT</text:p>
          </table:table-cell>
          <table:table-cell table:style-name="ce18" table:formula="of:=[.K183]" office:value-type="float" office:value="13">
            <text:p>13</text:p>
          </table:table-cell>
          <table:table-cell table:number-columns-repeated="1022"/>
        </table:table-row>
        <table:table-row table:style-name="ro2">
          <table:table-cell table:style-name="ce9" table:formula="of:=[.A184]" office:value-type="string" office:string-value="CLAUDEL">
            <text:p>CLAUDEL</text:p>
          </table:table-cell>
          <table:table-cell table:style-name="ce18" table:formula="of:=[.K184]" office:value-type="float" office:value="4.5">
            <text:p>5</text:p>
          </table:table-cell>
          <table:table-cell table:number-columns-repeated="1022"/>
        </table:table-row>
        <table:table-row table:style-name="ro2">
          <table:table-cell table:style-name="ce9" table:formula="of:=[.A185]" office:value-type="string" office:string-value="FLEURY">
            <text:p>FLEURY</text:p>
          </table:table-cell>
          <table:table-cell table:style-name="ce18" table:formula="of:=[.K185]" office:value-type="float" office:value="9">
            <text:p>9</text:p>
          </table:table-cell>
          <table:table-cell table:number-columns-repeated="1022"/>
        </table:table-row>
        <table:table-row table:style-name="ro2">
          <table:table-cell table:style-name="ce9" table:formula="of:=[.A186]" office:value-type="string" office:string-value="SANGIANI">
            <text:p>SANGIANI</text:p>
          </table:table-cell>
          <table:table-cell table:style-name="ce18" table:formula="of:=[.K186]" office:value-type="float" office:value="2">
            <text:p>2</text:p>
          </table:table-cell>
          <table:table-cell table:number-columns-repeated="1022"/>
        </table:table-row>
        <table:table-row table:style-name="ro2">
          <table:table-cell table:style-name="ce9" table:formula="of:=[.A187]" office:value-type="string" office:string-value="MARCHAL">
            <text:p>MARCHAL</text:p>
          </table:table-cell>
          <table:table-cell table:style-name="ce18" table:formula="of:=[.K187]" office:value-type="float" office:value="10.5">
            <text:p>11</text:p>
          </table:table-cell>
          <table:table-cell table:number-columns-repeated="1022"/>
        </table:table-row>
        <table:table-row table:style-name="ro2">
          <table:table-cell table:style-name="ce9" table:formula="of:=[.A188]" office:value-type="string" office:string-value="KETTERING">
            <text:p>KETTERING</text:p>
          </table:table-cell>
          <table:table-cell table:style-name="ce18" table:formula="of:=[.K188]" office:value-type="float" office:value="8.5">
            <text:p>9</text:p>
          </table:table-cell>
          <table:table-cell table:number-columns-repeated="1022"/>
        </table:table-row>
        <table:table-row table:style-name="ro2">
          <table:table-cell table:style-name="ce9" table:formula="of:=[.A189]" office:value-type="string" office:string-value="DAVOUSE">
            <text:p>DAVOUSE</text:p>
          </table:table-cell>
          <table:table-cell table:style-name="ce18" table:formula="of:=[.K189]" office:value-type="float" office:value="15">
            <text:p>15</text:p>
          </table:table-cell>
          <table:table-cell table:number-columns-repeated="1022"/>
        </table:table-row>
        <table:table-row table:style-name="ro2">
          <table:table-cell table:style-name="ce9" table:formula="of:=[.A190]" office:value-type="string" office:string-value="MOUGENOT">
            <text:p>MOUGENOT</text:p>
          </table:table-cell>
          <table:table-cell table:style-name="ce18" table:formula="of:=[.K190]" office:value-type="float" office:value="11">
            <text:p>11</text:p>
          </table:table-cell>
          <table:table-cell table:number-columns-repeated="1022"/>
        </table:table-row>
        <table:table-row table:style-name="ro2">
          <table:table-cell table:style-name="ce10" table:formula="of:=[.A191]" office:value-type="string" office:string-value="COLLET ">
            <text:p>COLLET </text:p>
          </table:table-cell>
          <table:table-cell table:style-name="ce19" table:formula="of:=[.K191]" office:value-type="float" office:value="18">
            <text:p>18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MOYENNE </text:p>
          </table:table-cell>
          <table:table-cell table:style-name="ce20" table:formula="of:=AVERAGE([.B211:.B246])" office:value-type="float" office:value="10.375">
            <text:p>10</text:p>
          </table:table-cell>
          <table:table-cell table:number-columns-repeated="1022"/>
        </table:table-row>
        <table:table-row table:style-name="ro2">
          <table:table-cell table:style-name="ce11" office:value-type="string">
            <text:p>EC.TYPE</text:p>
          </table:table-cell>
          <table:table-cell table:style-name="ce21" table:formula="of:=STDEVP([.B211:.B246])" office:value-type="float" office:value="4.27423644903066">
            <text:p>4,3</text:p>
          </table:table-cell>
          <table:table-cell table:number-columns-repeated="1022"/>
        </table:table-row>
        <table:table-row table:style-name="ro2" table:number-rows-repeated="6528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Coef" table:base-cell-address="$'CI2-9401'.$A$1" table:cell-range-address="$'CI2-9401'.$B$154:.$F$154"/>
        <table:named-range table:name="E" table:base-cell-address="$'CI2-9401'.$A$1" table:cell-range-address="$'CI2-9401'.$J$156:.$J$191"/>
        <table:named-range table:name="Nb" table:base-cell-address="$'CI2-9401'.$A$1" table:cell-range-address="$'CI2-9401'.$C$86"/>
        <table:named-range table:name="NOTE" table:base-cell-address="$'CI2-9401'.$A$1" table:cell-range-address="$'CI2-9401'.$G$156:.$G$191"/>
        <table:named-range table:name="NOTEF" table:base-cell-address="$'CI2-9401'.$A$1" table:cell-range-address="$'CI2-9401'.$K$156:.$K$191"/>
        <table:named-range table:name="PBON" table:base-cell-address="$'CI2-9401'.$A$1" table:cell-range-address="$'CI2-9401'.$D$83:.$D$84"/>
        <table:named-range table:name="PGRD" table:base-cell-address="$'CI2-9401'.$A$1" table:cell-range-address="$'CI2-9401'.$E$83:.$E$84"/>
        <table:named-range table:name="PPET" table:base-cell-address="$'CI2-9401'.$A$1" table:cell-range-address="$'CI2-9401'.$F$83:.$F$84"/>
        <table:named-range table:name="PV" table:base-cell-address="$'CI2-9401'.$A$1" table:cell-range-address="$'CI2-9401'.$C$87"/>
        <table:named-range table:name="SC" table:base-cell-address="$'CI2-9401'.$A$1" table:cell-range-address="$'CI2-9401'.$C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currency-style style:name="N12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8P0"/>
    </number:currency-style>
    <number:number-style style:name="N106P0" style:volatile="true">
      <number:number number:decimal-places="0" number:min-integer-digits="1" number:grouping="true"/>
      <number:text> F</number:text>
    </number:number-style>
    <number:number-style style:name="N106">
      <number:text>-</number:text>
      <number:number number:decimal-places="0" number:min-integer-digits="1" number:grouping="true"/>
      <number:text> F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F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F</number:text>
    </number:number-style>
    <number:number-style style:name="N108">
      <number:text>-</number:text>
      <number:number number:decimal-places="2" number:min-integer-digits="1" number:grouping="true"/>
      <number:text> F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F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F </number:text>
    </number:number-style>
    <number:number-style style:name="N111P1" style:volatile="true">
      <number:text>-</number:text>
      <number:number number:decimal-places="0" number:min-integer-digits="1" number:grouping="true"/>
      <number:text> F </number:text>
    </number:number-style>
    <number:number-style style:name="N111P2" style:volatile="true">
      <number:text> - F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F </number:text>
    </number:number-style>
    <number:number-style style:name="N113P1" style:volatile="true">
      <number:text>-</number:text>
      <number:number number:decimal-places="2" number:min-integer-digits="1" number:grouping="true"/>
      <number:text> F </number:text>
    </number:number-style>
    <number:number-style style:name="N113P2" style:volatile="true">
      <number:text> -</number:text>
      <number:number number:decimal-places="0" number:min-integer-digits="0"/>
      <number:text> F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2">
      <number:number number:decimal-places="4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3" number:min-integer-digits="1"/>
    </number:number-style>
    <number:percentage-style style:name="N125">
      <number:number number:decimal-places="1" number:min-integer-digits="1"/>
      <number:text>%</number:text>
    </number:percentage-style>
    <number:number-style style:name="N126P0" style:volatile="true">
      <number:number number:decimal-places="1" number:min-integer-digits="1" number:grouping="true"/>
    </number:number-style>
    <number:number-style style:name="N126">
      <style:text-properties fo:color="#ff0000"/>
      <number:text>-</number:text>
      <number:number number:decimal-places="1" number:min-integer-digits="1" number:grouping="true"/>
      <style:map style:condition="value()&gt;=0" style:apply-style-name="N126P0"/>
    </number:number-style>
    <number:number-style style:name="N127">
      <number:number number:decimal-places="1" number:min-integer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1"/>
    <style:style style:name="Excel_5f_BuiltIn_5f_Percent" style:display-name="Excel_BuiltIn_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3">23/10/2010</text:date>, <text:time>16:0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0-23T16:08:16.40</dc:date>
    <meta:editing-duration>PT00H00M18S</meta:editing-duration>
    <meta:editing-cycles>1</meta:editing-cycles>
    <meta:document-statistic meta:table-count="1" meta:cell-count="689" meta:object-count="3"/>
    <meta:generator>OpenOffice.org/3.2$Win32 OpenOffice.org_project/320m18$Build-95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fill="solid" draw:fill-color="#ffffff"/>
      <style:text-properties fo:color="#000000" fo:font-family="'MS Sans Serif'" fo:font-size="10pt" style:font-size-asian="10pt" style:font-family-complex="'MS Sans Serif'" style:font-size-complex="10pt"/>
    </style:style>
    <style:style style:name="ch3" style:family="chart">
      <style:chart-properties chart:symbol-type="automatic" chart:auto-position="true" chart:auto-size="true" chart:treat-empty-cells="leave-gap" chart:spline-order="3"/>
    </style:style>
    <style:style style:name="ch4" style:family="chart" style:data-style-name="N0">
      <style:chart-properties chart:display-label="true" chart:tick-marks-major-inner="true" chart:tick-marks-major-outer="true" chart:logarithmic="false" chart:reverse-direction="false" text:line-break="false" chart:axis-position="0" chart:tick-mark-position="at-axis"/>
      <style:graphic-properties svg:stroke-color="#b3b3b3"/>
      <style:text-properties fo:color="#000000" fo:font-family="'MS Sans Serif'" fo:font-size="10pt" style:font-size-asian="10pt" style:font-family-complex="'MS Sans Serif'" style:font-size-complex="10pt"/>
    </style:style>
    <style:style style:name="ch5" style:family="chart" style:data-style-name="N121">
      <style:chart-properties chart:display-label="true" chart:tick-marks-major-inner="true" chart:tick-marks-major-outer="true" chart:logarithmic="false" chart:reverse-direction="false" text:line-break="false" chart:axis-position="0" chart:tick-mark-position="at-axis"/>
      <style:graphic-properties svg:stroke-color="#b3b3b3"/>
      <style:text-properties fo:color="#000000" fo:font-family="'MS Sans Serif'" fo:font-size="10pt" style:font-size-asian="10pt" style:font-family-complex="'MS Sans Serif'" style:font-size-complex="10pt"/>
    </style:style>
    <style:style style:name="ch6" style:family="chart" style:data-style-name="N121">
      <style:chart-properties chart:symbol-type="named-symbol" chart:symbol-name="diamond" chart:symbol-width="0.176cm" chart:symbol-height="0.176cm"/>
      <style:graphic-properties svg:stroke-width="0.035cm" svg:stroke-color="#000080" draw:fill-color="#000080"/>
      <style:text-properties fo:font-size="6pt" style:font-size-asian="6pt" style:font-size-complex="6pt"/>
    </style:style>
    <style:style style:name="ch7" style:family="chart" style:data-style-name="N121">
      <style:chart-properties chart:symbol-type="named-symbol" chart:symbol-name="square" chart:symbol-width="0.176cm" chart:symbol-height="0.176cm"/>
      <style:graphic-properties svg:stroke-width="0.035cm" svg:stroke-color="#ff00ff" draw:fill-color="#ff00ff"/>
      <style:text-properties fo:font-size="6pt" style:font-size-asian="6pt" style:font-size-complex="6pt"/>
    </style:style>
    <style:style style:name="ch8" style:family="chart" style:data-style-name="N121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6pt" style:font-size-asian="6pt" style:font-size-complex="6pt"/>
    </style:style>
    <style:style style:name="ch9" style:family="chart">
      <style:graphic-properties svg:stroke-width="0.035cm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24.542cm" svg:height="9.007cm" xlink:href=".." chart:class="chart:scatter" chart:style-name="ch1">
        <chart:legend chart:legend-position="end" svg:x="22.367cm" svg:y="3.645cm" chart:style-name="ch2"/>
        <chart:plot-area chart:style-name="ch3" table:cell-range-address="'CI2-9401'.B9:'CI2-9401'.E28" chart:data-source-has-labels="row" svg:x="0.49cm" svg:y="0.18cm" svg:width="21.388cm" svg:height="8.467cm">
          <chart:axis chart:dimension="x" chart:name="primary-x" chart:style-name="ch4"/>
          <chart:axis chart:dimension="y" chart:name="primary-y" chart:style-name="ch5"/>
          <chart:series chart:style-name="ch6" chart:values-cell-range-address="'CI2-9401'.C10:'CI2-9401'.C28" chart:label-cell-address="'CI2-9401'.C9:'CI2-9401'.C9" chart:class="chart:scatter">
            <chart:domain table:cell-range-address="'CI2-9401'.B10:'CI2-9401'.B28"/>
            <chart:data-point chart:repeated="19"/>
          </chart:series>
          <chart:series chart:style-name="ch7" chart:values-cell-range-address="'CI2-9401'.D10:'CI2-9401'.D28" chart:label-cell-address="'CI2-9401'.D9:'CI2-9401'.D9" chart:class="chart:scatter">
            <chart:data-point chart:repeated="19"/>
          </chart:series>
          <chart:series chart:style-name="ch8" chart:values-cell-range-address="'CI2-9401'.E10:'CI2-9401'.E28" chart:label-cell-address="'CI2-9401'.E9:'CI2-9401'.E9" chart:class="chart:scatte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 text:id="'CI2-9401'.C9:'CI2-9401'.C9">Exp</text:p>
              </table:table-cell>
              <table:table-cell office:value-type="string">
                <text:p text:id="'CI2-9401'.D9:'CI2-9401'.D9">Norm</text:p>
              </table:table-cell>
              <table:table-cell office:value-type="string">
                <text:p text:id="'CI2-9401'.E9:'CI2-9401'.E9">Wei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'CI2-9401'.B10:'CI2-9401'.B28">0</text:p>
              </table:table-cell>
              <table:table-cell office:value-type="float" office:value="1.#NAN">
                <text:p text:id="'CI2-9401'.C10:'CI2-9401'.C28">1.#NAN</text:p>
              </table:table-cell>
              <table:table-cell office:value-type="float" office:value="1.#NAN">
                <text:p text:id="'CI2-9401'.D10:'CI2-9401'.D28">1.#NAN</text:p>
              </table:table-cell>
              <table:table-cell office:value-type="float" office:value="1.#NAN">
                <text:p text:id="'CI2-9401'.E10:'CI2-9401'.E28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">
                <text:p>9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">
                <text:p>11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">
                <text:p>12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">
                <text:p>13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">
                <text:p>14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">
                <text:p>15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">
                <text:p>16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">
                <text:p>17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">
                <text:p>18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22">
      <number:number number:decimal-places="4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fill="solid" draw:fill-color="#ffffff"/>
      <style:text-properties fo:color="#000000" fo:font-family="'MS Sans Serif'" fo:font-size="10pt" style:font-size-asian="10pt" style:font-family-complex="'MS Sans Serif'" style:font-size-complex="10pt"/>
    </style:style>
    <style:style style:name="ch3" style:family="chart">
      <style:chart-properties chart:symbol-type="automatic" chart:auto-position="true" chart:auto-size="true" chart:treat-empty-cells="leave-gap" chart:spline-order="3"/>
    </style:style>
    <style:style style:name="ch4" style:family="chart" style:data-style-name="N0">
      <style:chart-properties chart:display-label="true" chart:tick-marks-major-inner="true" chart:tick-marks-major-outer="true" chart:logarithmic="false" chart:maximum="1200" chart:reverse-direction="false" text:line-break="false" chart:axis-position="0" chart:tick-mark-position="at-axis"/>
      <style:graphic-properties svg:stroke-color="#b3b3b3"/>
      <style:text-properties fo:color="#000000" fo:font-family="'MS Sans Serif'" fo:font-size="10pt" style:font-size-asian="10pt" style:font-family-complex="'MS Sans Serif'" style:font-size-complex="10pt"/>
    </style:style>
    <style:style style:name="ch5" style:family="chart" style:data-style-name="N122">
      <style:chart-properties chart:display-label="true" chart:tick-marks-major-inner="true" chart:tick-marks-major-outer="true" chart:logarithmic="false" chart:maximum="0.02" chart:reverse-direction="false" text:line-break="false" chart:axis-position="0" chart:tick-mark-position="at-axis"/>
      <style:graphic-properties svg:stroke-color="#b3b3b3"/>
      <style:text-properties fo:color="#000000" fo:font-family="'MS Sans Serif'" fo:font-size="10pt" style:font-size-asian="10pt" style:font-family-complex="'MS Sans Serif'" style:font-size-complex="10pt"/>
    </style:style>
    <style:style style:name="ch6" style:family="chart" style:data-style-name="N122">
      <style:chart-properties chart:symbol-type="named-symbol" chart:symbol-name="diamond" chart:symbol-width="0.176cm" chart:symbol-height="0.176cm"/>
      <style:graphic-properties svg:stroke-width="0.035cm" svg:stroke-color="#000080" draw:fill-color="#000080"/>
      <style:text-properties fo:font-size="6pt" style:font-size-asian="6pt" style:font-size-complex="6pt"/>
    </style:style>
    <style:style style:name="ch7" style:family="chart" style:data-style-name="N122">
      <style:chart-properties chart:symbol-type="named-symbol" chart:symbol-name="square" chart:symbol-width="0.176cm" chart:symbol-height="0.176cm"/>
      <style:graphic-properties svg:stroke-width="0.035cm" svg:stroke-color="#ff00ff" draw:fill-color="#ff00ff"/>
      <style:text-properties fo:font-size="6pt" style:font-size-asian="6pt" style:font-size-complex="6pt"/>
    </style:style>
    <style:style style:name="ch8" style:family="chart" style:data-style-name="N122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6pt" style:font-size-asian="6pt" style:font-size-complex="6pt"/>
    </style:style>
    <style:style style:name="ch9" style:family="chart">
      <style:graphic-properties svg:stroke-width="0.035cm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24.542cm" svg:height="13.151cm" xlink:href=".." chart:class="chart:scatter" chart:style-name="ch1">
        <chart:legend chart:legend-position="end" svg:x="22.367cm" svg:y="5.717cm" chart:style-name="ch2"/>
        <chart:plot-area chart:style-name="ch3" table:cell-range-address="'CI2-9401'.B10:'CI2-9401'.B28 'CI2-9401'.F9:'CI2-9401'.H28" chart:data-source-has-labels="row" svg:x="0.49cm" svg:y="0.263cm" svg:width="21.388cm" svg:height="12.362cm">
          <chart:axis chart:dimension="x" chart:name="primary-x" chart:style-name="ch4"/>
          <chart:axis chart:dimension="y" chart:name="primary-y" chart:style-name="ch5"/>
          <chart:series chart:style-name="ch6" chart:values-cell-range-address="'CI2-9401'.F10:'CI2-9401'.F28" chart:label-cell-address="'CI2-9401'.F9:'CI2-9401'.F9" chart:class="chart:scatter">
            <chart:domain table:cell-range-address="'CI2-9401'.B10:'CI2-9401'.B28"/>
            <chart:data-point chart:repeated="19"/>
          </chart:series>
          <chart:series chart:style-name="ch7" chart:values-cell-range-address="'CI2-9401'.G10:'CI2-9401'.G28" chart:label-cell-address="'CI2-9401'.G9:'CI2-9401'.G9" chart:class="chart:scatter">
            <chart:data-point chart:repeated="19"/>
          </chart:series>
          <chart:series chart:style-name="ch8" chart:values-cell-range-address="'CI2-9401'.H10:'CI2-9401'.H28" chart:label-cell-address="'CI2-9401'.H9:'CI2-9401'.H9" chart:class="chart:scatte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 text:id="'CI2-9401'.F9:'CI2-9401'.F9">Exp</text:p>
              </table:table-cell>
              <table:table-cell office:value-type="string">
                <text:p text:id="'CI2-9401'.G9:'CI2-9401'.G9">Norm</text:p>
              </table:table-cell>
              <table:table-cell office:value-type="string">
                <text:p text:id="'CI2-9401'.H9:'CI2-9401'.H9">Wei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'CI2-9401'.B10:'CI2-9401'.B28">0</text:p>
              </table:table-cell>
              <table:table-cell office:value-type="float" office:value="0.002">
                <text:p text:id="'CI2-9401'.F10:'CI2-9401'.F28">0.002</text:p>
              </table:table-cell>
              <table:table-cell office:value-type="float" office:value="1.#NAN">
                <text:p text:id="'CI2-9401'.G10:'CI2-9401'.G28">1.#NAN</text:p>
              </table:table-cell>
              <table:table-cell office:value-type="float" office:value="0">
                <text:p text:id="'CI2-9401'.H10:'CI2-9401'.H28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0.000268328157299975">
                <text:p>0.000268328157299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0.0042">
                <text:p>0.00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0.0048">
                <text:p>0.00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">
                <text:p>900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0.0054">
                <text:p>0.00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">
                <text:p>1100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0.0066">
                <text:p>0.00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">
                <text:p>1200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">
                <text:p>1300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0.0078">
                <text:p>0.00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">
                <text:p>1400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">
                <text:p>1500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">
                <text:p>1600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">
                <text:p>1700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">
                <text:p>1800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0.0108">
                <text:p>0.01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